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.643cm" table:align="left"/>
    </style:style>
    <style:style style:name="Table1.A" style:family="table-column">
      <style:table-column-properties style:column-width="1.014cm"/>
    </style:style>
    <style:style style:name="Table1.B" style:family="table-column">
      <style:table-column-properties style:column-width="3.161cm"/>
    </style:style>
    <style:style style:name="Table1.C" style:family="table-column">
      <style:table-column-properties style:column-width="0.954cm"/>
    </style:style>
    <style:style style:name="Table1.D" style:family="table-column">
      <style:table-column-properties style:column-width="3.514cm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3.298cm" table:align="margins"/>
    </style:style>
    <style:style style:name="Table16.A" style:family="table-column">
      <style:table-column-properties style:column-width="3.325cm" style:rel-column-width="16383*"/>
    </style:style>
    <style:style style:name="Table16.D" style:family="table-column">
      <style:table-column-properties style:column-width="3.325cm" style:rel-column-width="1638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6.D1" style:family="table-cell">
      <style:table-cell-properties fo:background-color="#e6e6e6" fo:padding="0.097cm" fo:border="0.002cm solid #000000">
        <style:background-image/>
      </style:table-cell-properties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6.D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3.298cm" table:align="margins"/>
    </style:style>
    <style:style style:name="Table15.A" style:family="table-column">
      <style:table-column-properties style:column-width="6.535cm" style:rel-column-width="32206*"/>
    </style:style>
    <style:style style:name="Table15.B" style:family="table-column">
      <style:table-column-properties style:column-width="6.763cm" style:rel-column-width="33329*"/>
    </style:style>
    <style:style style:name="Table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3.298cm" table:align="margins"/>
    </style:style>
    <style:style style:name="Table18.A" style:family="table-column">
      <style:table-column-properties style:column-width="4.688cm" style:rel-column-width="23105*"/>
    </style:style>
    <style:style style:name="Table18.B" style:family="table-column">
      <style:table-column-properties style:column-width="8.61cm" style:rel-column-width="42430*"/>
    </style:style>
    <style:style style:name="Table1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3.298cm" table:align="margins"/>
    </style:style>
    <style:style style:name="Table6.A" style:family="table-column">
      <style:table-column-properties style:column-width="2.415cm" style:rel-column-width="11900*"/>
    </style:style>
    <style:style style:name="Table6.B" style:family="table-column">
      <style:table-column-properties style:column-width="10.883cm" style:rel-column-width="53635*"/>
    </style:style>
    <style:style style:name="Table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3.305cm" fo:margin-left="0cm" fo:margin-right="-0.007cm" table:align="margins"/>
    </style:style>
    <style:style style:name="Table10.A" style:family="table-column">
      <style:table-column-properties style:column-width="2.337cm" style:rel-column-width="11511*"/>
    </style:style>
    <style:style style:name="Table10.B" style:family="table-column">
      <style:table-column-properties style:column-width="10.968cm" style:rel-column-width="54024*"/>
    </style:style>
    <style:style style:name="Table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3.3cm" fo:margin-left="0cm" fo:margin-right="-0.002cm" table:align="margins"/>
    </style:style>
    <style:style style:name="Table11.A" style:family="table-column">
      <style:table-column-properties style:column-width="5.614cm" style:rel-column-width="27665*"/>
    </style:style>
    <style:style style:name="Table11.B" style:family="table-column">
      <style:table-column-properties style:column-width="7.685cm" style:rel-column-width="37870*"/>
    </style:style>
    <style:style style:name="Table11.A1" style:family="table-cell">
      <style:table-cell-properties fo:padding="0.097cm" fo:border="none"/>
    </style:style>
    <style:style style:name="Table17" style:family="table">
      <style:table-properties style:width="13.301cm" fo:margin-left="0cm" fo:margin-right="-0.004cm" table:align="margins"/>
    </style:style>
    <style:style style:name="Table17.A" style:family="table-column">
      <style:table-column-properties style:column-width="4.509cm" style:rel-column-width="22212*"/>
    </style:style>
    <style:style style:name="Table17.B" style:family="table-column">
      <style:table-column-properties style:column-width="8.793cm" style:rel-column-width="43323*"/>
    </style:style>
    <style:style style:name="Table1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7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3.298cm" table:align="margins"/>
    </style:style>
    <style:style style:name="Table7.A" style:family="table-column">
      <style:table-column-properties style:column-width="5.292cm" style:rel-column-width="26078*"/>
    </style:style>
    <style:style style:name="Table7.B" style:family="table-column">
      <style:table-column-properties style:column-width="8.006cm" style:rel-column-width="39457*"/>
    </style:style>
    <style:style style:name="Table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4" style:family="table-row">
      <style:table-row-properties style:min-row-height="0.506cm"/>
    </style:style>
    <style:style style:name="Table5" style:family="table">
      <style:table-properties style:width="13.291cm" table:align="left"/>
    </style:style>
    <style:style style:name="Table5.A" style:family="table-column">
      <style:table-column-properties style:column-width="6.941cm"/>
    </style:style>
    <style:style style:name="Table5.B" style:family="table-column">
      <style:table-column-properties style:column-width="6.35cm"/>
    </style:style>
    <style:style style:name="Table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3.298cm" table:align="margins"/>
    </style:style>
    <style:style style:name="Table9.A" style:family="table-column">
      <style:table-column-properties style:column-width="6.973cm" style:rel-column-width="34362*"/>
    </style:style>
    <style:style style:name="Table9.B" style:family="table-column">
      <style:table-column-properties style:column-width="6.325cm" style:rel-column-width="31173*"/>
    </style:style>
    <style:style style:name="Table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3.298cm" table:align="margins"/>
    </style:style>
    <style:style style:name="Table12.A" style:family="table-column">
      <style:table-column-properties style:column-width="6.648cm" style:rel-column-width="32767*"/>
    </style:style>
    <style:style style:name="Table12.B" style:family="table-column">
      <style:table-column-properties style:column-width="6.65cm" style:rel-column-width="32768*"/>
    </style:style>
    <style:style style:name="Table1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3.298cm" table:align="margins"/>
    </style:style>
    <style:style style:name="Table3.A" style:family="table-column">
      <style:table-column-properties style:column-width="5.442cm" style:rel-column-width="26817*"/>
    </style:style>
    <style:style style:name="Table3.B" style:family="table-column">
      <style:table-column-properties style:column-width="7.856cm" style:rel-column-width="38718*"/>
    </style:style>
    <style:style style:name="Tab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3.298cm" table:align="margins"/>
    </style:style>
    <style:style style:name="Table13.A" style:family="table-column">
      <style:table-column-properties style:column-width="4.743cm" style:rel-column-width="23374*"/>
    </style:style>
    <style:style style:name="Table13.B" style:family="table-column">
      <style:table-column-properties style:column-width="8.555cm" style:rel-column-width="42161*"/>
    </style:style>
    <style:style style:name="Table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3.298cm" table:align="margins"/>
    </style:style>
    <style:style style:name="Table2.A" style:family="table-column">
      <style:table-column-properties style:column-width="2.886cm" style:rel-column-width="14223*"/>
    </style:style>
    <style:style style:name="Table2.B" style:family="table-column">
      <style:table-column-properties style:column-width="10.412cm" style:rel-column-width="51312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3.303cm" fo:margin-left="0cm" fo:margin-right="-0.005cm" table:align="margins"/>
    </style:style>
    <style:style style:name="Table4.A" style:family="table-column">
      <style:table-column-properties style:column-width="6.482cm" style:rel-column-width="31933*"/>
    </style:style>
    <style:style style:name="Table4.B" style:family="table-column">
      <style:table-column-properties style:column-width="6.821cm" style:rel-column-width="33602*"/>
    </style:style>
    <style:style style:name="Table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3.298cm" table:align="margins"/>
    </style:style>
    <style:style style:name="Table14.A" style:family="table-column">
      <style:table-column-properties style:column-width="3.445cm" style:rel-column-width="16977*"/>
    </style:style>
    <style:style style:name="Table14.B" style:family="table-column">
      <style:table-column-properties style:column-width="9.853cm" style:rel-column-width="48558*"/>
    </style:style>
    <style:style style:name="Table1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3.277cm" table:align="left"/>
    </style:style>
    <style:style style:name="Table8.A" style:family="table-column">
      <style:table-column-properties style:column-width="1.644cm"/>
    </style:style>
    <style:style style:name="Table8.B" style:family="table-column">
      <style:table-column-properties style:column-width="5.089cm"/>
    </style:style>
    <style:style style:name="Table8.C" style:family="table-column">
      <style:table-column-properties style:column-width="1.706cm"/>
    </style:style>
    <style:style style:name="Table8.D" style:family="table-column">
      <style:table-column-properties style:column-width="4.838cm"/>
    </style:style>
    <style:style style:name="Table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style:font-name="DejaVu Sans" fo:font-size="7pt" style:font-size-asian="7pt" style:font-size-complex="7pt"/>
    </style:style>
    <style:style style:name="P2" style:family="paragraph" style:parent-style-name="Preformatted_20_Text">
      <style:text-properties style:font-name="DejaVu Sans" fo:font-size="7pt" officeooo:paragraph-rsid="0001c27e" style:font-size-asian="7pt" style:font-size-complex="7pt"/>
    </style:style>
    <style:style style:name="P3" style:family="paragraph" style:parent-style-name="Preformatted_20_Text">
      <style:text-properties style:font-name="DejaVu Sans" fo:font-size="7pt" officeooo:paragraph-rsid="00121532" style:font-size-asian="7pt" style:font-size-complex="7pt"/>
    </style:style>
    <style:style style:name="P4" style:family="paragraph" style:parent-style-name="Preformatted_20_Text">
      <style:text-properties style:font-name="DejaVu Sans" fo:font-size="7pt" fo:font-weight="bold" style:font-size-asian="7pt" style:font-weight-asian="bold" style:font-size-complex="7pt" style:font-weight-complex="bold"/>
    </style:style>
    <style:style style:name="P5" style:family="paragraph" style:parent-style-name="Preformatted_20_Text">
      <style:text-properties style:font-name="DejaVu Sans" fo:font-size="7pt" fo:font-weight="normal" style:font-size-asian="7pt" style:font-weight-asian="normal" style:font-size-complex="7pt" style:font-weight-complex="normal"/>
    </style:style>
    <style:style style:name="P6" style:family="paragraph" style:parent-style-name="Preformatted_20_Text">
      <style:text-properties style:font-name="DejaVu Sans" fo:font-size="7pt" officeooo:paragraph-rsid="00051360" style:font-name-asian="DejaVu Sans2" style:font-size-asian="7pt" style:font-name-complex="DejaVu Sans Mono" style:font-size-complex="7pt"/>
    </style:style>
    <style:style style:name="P7" style:family="paragraph" style:parent-style-name="Preformatted_20_Text">
      <style:text-properties fo:font-size="7pt" style:font-size-asian="7pt" style:font-size-complex="7pt"/>
    </style:style>
    <style:style style:name="P8" style:family="paragraph" style:parent-style-name="Preformatted_20_Text">
      <style:text-properties fo:font-size="7pt" style:font-size-asian="6.09999990463257pt" style:font-size-complex="7pt"/>
    </style:style>
    <style:style style:name="P9" style:family="paragraph" style:parent-style-name="Preformatted_20_Text">
      <style:text-properties fo:font-variant="normal" fo:text-transform="none" fo:color="#000000" style:font-name="courier" fo:font-size="7pt" fo:letter-spacing="normal" fo:font-style="normal" fo:font-weight="normal" style:font-size-asian="7pt" style:font-size-complex="7pt"/>
    </style:style>
    <style:style style:name="P10" style:family="paragraph" style:parent-style-name="Cheatsheet_20_table_20_function_20_signature">
      <style:text-properties fo:font-size="6pt" style:font-size-asian="6pt" style:font-size-complex="6pt"/>
    </style:style>
    <style:style style:name="P11" style:family="paragraph" style:parent-style-name="Table_20_Contents">
      <style:text-properties style:font-name="DejaVu Sans" fo:font-size="7pt" style:font-name-asian="DejaVu Sans2" style:font-size-asian="7pt" style:font-name-complex="DejaVu Sans Mono" style:font-size-complex="7pt"/>
    </style:style>
    <style:style style:name="P12" style:family="paragraph" style:parent-style-name="Standard">
      <style:text-properties style:font-name="DejaVu Sans" fo:font-size="7pt" style:font-size-asian="7pt" style:font-size-complex="7pt"/>
    </style:style>
    <style:style style:name="P13" style:family="paragraph" style:parent-style-name="Cheatsheet_20_code_20_section">
      <style:text-properties officeooo:paragraph-rsid="0001c27e"/>
    </style:style>
    <style:style style:name="P14" style:family="paragraph" style:parent-style-name="Cheatsheet_20_table_20_function_20_signature">
      <style:text-properties style:font-name-asian="DejaVu Sans2" style:font-name-complex="DejaVu Sans Mono"/>
    </style:style>
    <style:style style:name="P15" style:family="paragraph" style:parent-style-name="Cheatsheet_20_table_20_function_20_signature">
      <style:text-properties officeooo:rsid="000f1d29"/>
    </style:style>
    <style:style style:name="P16" style:family="paragraph" style:parent-style-name="Cheatsheet_20_table_20_function_20_desc">
      <style:text-properties officeooo:rsid="000a7005"/>
    </style:style>
    <style:style style:name="T1" style:family="text">
      <style:text-properties style:use-window-font-color="true" style:font-name="DejaVu Sans Mono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font-name="DejaVu Sans Mono"/>
    </style:style>
    <style:style style:name="T3" style:family="text">
      <style:text-properties style:text-position="super 58%"/>
    </style:style>
    <style:style style:name="T4" style:family="text">
      <style:text-properties style:font-name="DejaVu Sans" fo:font-size="7pt" style:font-size-asian="7pt" style:font-size-complex="7pt"/>
    </style:style>
    <style:style style:name="T5" style:family="text">
      <style:text-properties style:font-name="DejaVu Sans" officeooo:rsid="0007be27"/>
    </style:style>
    <style:style style:name="T6" style:family="text">
      <style:text-properties style:font-name="DejaVu Sans" officeooo:rsid="00090e10"/>
    </style:style>
    <style:style style:name="T7" style:family="text">
      <style:text-properties style:font-name="DejaVu Sans" fo:font-size="6pt" style:font-size-asian="6pt" style:font-size-complex="6pt"/>
    </style:style>
    <style:style style:name="T8" style:family="text">
      <style:text-properties style:font-name="DejaVu Sans" fo:font-size="6pt" officeooo:rsid="0016a046" style:font-size-asian="6pt" style:font-size-complex="6pt"/>
    </style:style>
    <style:style style:name="T9" style:family="text">
      <style:text-properties officeooo:rsid="000647a4"/>
    </style:style>
    <style:style style:name="T10" style:family="text">
      <style:text-properties officeooo:rsid="000a7005"/>
    </style:style>
    <style:style style:name="T11" style:family="text">
      <style:text-properties officeooo:rsid="000e32c1"/>
    </style:style>
    <style:style style:name="T12" style:family="text">
      <style:text-properties officeooo:rsid="00121532"/>
    </style:style>
    <style:style style:name="T13" style:family="text">
      <style:text-properties officeooo:rsid="0016a046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35cm" style:color="#000000" style:height="100%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Cheatsheet_20_section">Erlang Shell</text:p>
        <text:p text:style-name="P1"/>
        <text:p text:style-name="P1"><text:span text:style-name="Cheatsheet_20_atom">erl -mode</text:span> Mode <text:s text:c="3"/>- Mode is embedded or interactive.</text:p>
        <text:p text:style-name="P1"/>
        <text:p text:style-name="P1">Help() - help on erlang shell</text:p>
        <text:p text:style-name="P1">c(Module) - compile module</text:p>
        <text:p text:style-name="P1">b() - show all variables</text:p>
        <text:p text:style-name="P1">f() - remove all variable bindings</text:p>
        <text:p text:style-name="P1">i() - list processes</text:p>
        <text:p text:style-name="P1">memory() - print memory information</text:p>
        <text:p text:style-name="P1">q() - quit</text:p>
        <text:p text:style-name="P1">regs() - registered processes</text:p>
        <text:p text:style-name="P1">rr(Module) - load record definitions from module</text:p>
        <text:p text:style-name="P1">rd(name, {field1, field2, ...}) - define module</text:p>
        <text:p text:style-name="P1">rl() - list all record definitions</text:p>
        <text:p text:style-name="P1">pwd() - return current working directory</text:p>
        <text:p text:style-name="P1">cd(Dir) – change working directory</text:p>
        <text:p text:style-name="P1">appmon:start() - application monitor</text:p>
        <text:p text:style-name="P1"/>
        <text:p text:style-name="P1">pman:start() - start process manager (GUI)</text:p>
        <text:p text:style-name="P1">toolbar:start() - start toolbar</text:p>
        <text:p text:style-name="P1">tv:start() - start ETS table browser from erl shell</text:p>
        <text:p text:style-name="P1"/>
        <text:p text:style-name="P1">+P x set maximum number of processe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Cheatsheet_20_table_20_function_20_signature">==</text:p>
            </table:table-cell>
            <table:table-cell table:style-name="Table1.B1" office:value-type="string">
              <text:p text:style-name="Cheatsheet_20_table_20_function_20_desc">equal to</text:p>
            </table:table-cell>
            <table:table-cell table:style-name="Table1.A1" office:value-type="string">
              <text:p text:style-name="Cheatsheet_20_table_20_function_20_signature">/=</text:p>
            </table:table-cell>
            <table:table-cell table:style-name="Table1.D1" office:value-type="string">
              <text:p text:style-name="Cheatsheet_20_table_20_function_20_desc">not equal to</text:p>
            </table:table-cell>
          </table:table-row>
          <table:table-row>
            <table:table-cell table:style-name="Table1.A2" office:value-type="string">
              <text:p text:style-name="Cheatsheet_20_table_20_function_20_signature">=:= </text:p>
            </table:table-cell>
            <table:table-cell table:style-name="Table1.B2" office:value-type="string">
              <text:p text:style-name="Cheatsheet_20_table_20_function_20_desc">exactly equal to</text:p>
            </table:table-cell>
            <table:table-cell table:style-name="Table1.A2" office:value-type="string">
              <text:p text:style-name="Cheatsheet_20_table_20_function_20_signature">=/= </text:p>
            </table:table-cell>
            <table:table-cell table:style-name="Table1.D2" office:value-type="string">
              <text:p text:style-name="Cheatsheet_20_table_20_function_20_desc">exactly not equal to</text:p>
            </table:table-cell>
          </table:table-row>
          <table:table-row>
            <table:table-cell table:style-name="Table1.A2" office:value-type="string">
              <text:p text:style-name="Cheatsheet_20_table_20_function_20_signature">=&lt; </text:p>
            </table:table-cell>
            <table:table-cell table:style-name="Table1.B2" office:value-type="string">
              <text:p text:style-name="Cheatsheet_20_table_20_function_20_desc">less than or equal</text:p>
            </table:table-cell>
            <table:table-cell table:style-name="Table1.A2" office:value-type="string">
              <text:p text:style-name="Cheatsheet_20_table_20_function_20_signature">&lt; </text:p>
            </table:table-cell>
            <table:table-cell table:style-name="Table1.D2" office:value-type="string">
              <text:p text:style-name="Cheatsheet_20_table_20_function_20_desc">less than</text:p>
            </table:table-cell>
          </table:table-row>
          <table:table-row>
            <table:table-cell table:style-name="Table1.A2" office:value-type="string">
              <text:p text:style-name="Cheatsheet_20_table_20_function_20_signature">&gt;=</text:p>
            </table:table-cell>
            <table:table-cell table:style-name="Table1.B2" office:value-type="string">
              <text:p text:style-name="Cheatsheet_20_table_20_function_20_desc">greater than or equal</text:p>
            </table:table-cell>
            <table:table-cell table:style-name="Table1.A2" office:value-type="string">
              <text:p text:style-name="Cheatsheet_20_table_20_function_20_signature">&gt; </text:p>
            </table:table-cell>
            <table:table-cell table:style-name="Table1.D2" office:value-type="string">
              <text:p text:style-name="Cheatsheet_20_table_20_function_20_desc">greater than</text:p>
            </table:table-cell>
          </table:table-row>
        </table:table>
        <text:p text:style-name="P1"/>
        <text:p text:style-name="Cheatsheet_20_section">Booleans</text:p>
        <text:p text:style-name="P1"><text:span text:style-name="Cheatsheet_20_atom">true, false</text:span> atoms.</text:p>
        <text:p text:style-name="P1"/>
        <table:table table:name="Table16" table:style-name="Table16">
          <table:table-column table:style-name="Table16.A" table:number-columns-repeated="3"/>
          <table:table-column table:style-name="Table16.D"/>
          <table:table-row>
            <table:table-cell table:style-name="Table16.A1" office:value-type="string">
              <text:p text:style-name="P6">not</text:p>
            </table:table-cell>
            <table:table-cell table:style-name="Table16.B1" office:value-type="string">
              <text:p text:style-name="P6">unary logical not</text:p>
            </table:table-cell>
            <table:table-cell table:style-name="Table16.A1" office:value-type="string">
              <text:p text:style-name="P6">or</text:p>
            </table:table-cell>
            <table:table-cell table:style-name="Table16.D1" office:value-type="string">
              <text:p text:style-name="P6">logical or</text:p>
            </table:table-cell>
          </table:table-row>
          <table:table-row>
            <table:table-cell table:style-name="Table16.A2" office:value-type="string">
              <text:p text:style-name="P6">and</text:p>
            </table:table-cell>
            <table:table-cell table:style-name="Table16.B2" office:value-type="string">
              <text:p text:style-name="P6">logical and</text:p>
            </table:table-cell>
            <table:table-cell table:style-name="Table16.A2" office:value-type="string">
              <text:p text:style-name="P6">xor </text:p>
            </table:table-cell>
            <table:table-cell table:style-name="Table16.D2" office:value-type="string">
              <text:p text:style-name="P6">logical xor</text:p>
            </table:table-cell>
          </table:table-row>
          <table:table-row>
            <table:table-cell table:style-name="Table16.A2" office:value-type="string">
              <text:p text:style-name="P6">andalso</text:p>
            </table:table-cell>
            <table:table-cell table:style-name="Table16.B2" office:value-type="string">
              <text:p text:style-name="P6"><text:s/>short-circuit and</text:p>
            </table:table-cell>
            <table:table-cell table:style-name="Table16.A2" office:value-type="string">
              <text:p text:style-name="P6">orelse</text:p>
            </table:table-cell>
            <table:table-cell table:style-name="Table16.D2" office:value-type="string">
              <text:p text:style-name="P6">short-circuit or</text:p>
            </table:table-cell>
          </table:table-row>
        </table:table>
        <text:p text:style-name="P1"/>
        <text:p text:style-name="Cheatsheet_20_section">Numbers</text:p>
        <text:p text:style-name="P1"/>
        <text:p text:style-name="P1">base#value – integer with given base</text:p>
        <text:p text:style-name="P1"/>
        <text:p text:style-name="Cheatsheet_20_section">Strings</text:p>
        <text:p text:style-name="P1"/>
        <text:p text:style-name="P9">A = "hello world".</text:p>
        <text:p text:style-name="P9">B = [104,101,108,108,111,32,119,111,114,108,100].</text:p>
        <text:p text:style-name="P9">C = [$h,$e,$l,$l,$o,$ ,$w,$o,$r,$l,$d].</text:p>
        <text:p text:style-name="P9">D = &lt;&lt;"this string consumes one byte per character"&gt;&gt;.</text:p>
        <text:p text:style-name="P1"/>
        <text:p text:style-name="P1"><text:span text:style-name="Cheatsheet_20_atom">$char</text:span> – ASCII value of the character char.</text:p>
        <text:p text:style-name="P1"/>
        <text:p text:style-name="P1">String module:</text:p>
        <text:p text:style-name="P1"/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Cheatsheet_20_table_20_function_20_signature">len(String) -&gt; Length</text:p>
            </table:table-cell>
            <table:table-cell table:style-name="Table15.B1" office:value-type="string">
              <text:p text:style-name="Cheatsheet_20_table_20_function_20_desc">Returns the number of characters in the string</text:p>
            </table:table-cell>
          </table:table-row>
          <table:table-row>
            <table:table-cell table:style-name="Table15.A2" office:value-type="string">
              <text:p text:style-name="Cheatsheet_20_table_20_function_20_signature">equal(String1, String2) -&gt; bool</text:p>
            </table:table-cell>
            <table:table-cell table:style-name="Table15.B2" office:value-type="string">
              <text:p text:style-name="Cheatsheet_20_table_20_function_20_desc">Tests whether two strings are equal</text:p>
            </table:table-cell>
          </table:table-row>
          <table:table-row>
            <table:table-cell table:style-name="Table15.A2" office:value-type="string">
              <text:p text:style-name="Cheatsheet_20_table_20_function_20_signature">concat(String1, String2) -&gt; String3</text:p>
            </table:table-cell>
            <table:table-cell table:style-name="Table15.B2" office:value-type="string">
              <text:p text:style-name="Cheatsheet_20_table_20_function_20_desc">Concatenates two strings to form a new string.</text:p>
            </table:table-cell>
          </table:table-row>
          <table:table-row>
            <table:table-cell table:style-name="Table15.A2" office:value-type="string">
              <text:p text:style-name="Cheatsheet_20_table_20_function_20_signature">chr(String, Character) -&gt; Index</text:p>
            </table:table-cell>
            <table:table-cell table:style-name="Table15.B4" table:number-rows-spanned="2" office:value-type="string">
              <text:p text:style-name="Cheatsheet_20_table_20_function_20_desc">Returns the index of the first/last occurrence of Character in String. 0 is returned if Character does not occur.</text:p>
            </table:table-cell>
          </table:table-row>
          <table:table-row>
            <table:table-cell table:style-name="Table15.A2" office:value-type="string">
              <text:p text:style-name="Cheatsheet_20_table_20_function_20_signature">rchr(String, Character) -&gt; Index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str(String, SubString) -&gt; Index</text:p>
            </table:table-cell>
            <table:table-cell table:style-name="Table15.B2" table:number-rows-spanned="2" office:value-type="string">
              <text:p text:style-name="Cheatsheet_20_table_20_function_20_desc">Returns the position where the first/last occurrence of SubString begins in String. 0 is returned if SubString does not exist in String.</text:p>
            </table:table-cell>
          </table:table-row>
          <table:table-row>
            <table:table-cell table:style-name="Table15.A2" office:value-type="string">
              <text:p text:style-name="Cheatsheet_20_table_20_function_20_signature">rstr(String, SubString) -&gt; Index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substr(String, Start) -&gt; SubString</text:p>
            </table:table-cell>
            <table:table-cell table:style-name="Table15.B4" table:number-rows-spanned="2" office:value-type="string">
              <text:p text:style-name="Cheatsheet_20_table_20_function_20_desc">Returns a substring of String, starting at the position Start, and ending at the end of the string or at length Length.</text:p>
            </table:table-cell>
          </table:table-row>
          <table:table-row>
            <table:table-cell table:style-name="Table15.A2" office:value-type="string">
              <text:p text:style-name="Cheatsheet_20_table_20_function_20_signature">substr(String, Start, Length) -&gt; Substring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kens(String, SeparatorList) -&gt; Tokens </text:p>
            </table:table-cell>
            <table:table-cell table:style-name="Table15.B2" office:value-type="string">
              <text:p text:style-name="Cheatsheet_20_table_20_function_20_desc">Returns a list of tokens in String, separated by the characters in SeparatorList.</text:p>
            </table:table-cell>
          </table:table-row>
          <table:table-row>
            <table:table-cell table:style-name="Table15.A2" office:value-type="string">
              <text:p text:style-name="Cheatsheet_20_table_20_function_20_signature">join(StringList, Separator) -&gt; String </text:p>
            </table:table-cell>
            <table:table-cell table:style-name="Table15.B2" office:value-type="string">
              <text:p text:style-name="Cheatsheet_20_table_20_function_20_desc">Returns a string with the elements of StringList separated by the string in Seperator.</text:p>
            </table:table-cell>
          </table:table-row>
          <table:table-row>
            <table:table-cell table:style-name="Table15.A2" office:value-type="string">
              <text:p text:style-name="Cheatsheet_20_table_20_function_20_signature">strip(String) -&gt; Stripped</text:p>
            </table:table-cell>
            <table:table-cell table:style-name="Table15.B2" office:value-type="string">
              <text:p text:style-name="Cheatsheet_20_table_20_function_20_desc">Returns <text:s/>a <text:s/>string, <text:s/>where <text:s/>leading <text:s/>and trailing <text:s/>blanks have been removed.</text:p>
            </table:table-cell>
          </table:table-row>
          <table:table-row>
            <table:table-cell table:style-name="Table15.A2" office:value-type="string">
              <text:p text:style-name="Cheatsheet_20_table_20_function_20_signature">sub_string(String, Start) -&gt; SubString</text:p>
            </table:table-cell>
            <table:table-cell table:style-name="Table15.B4" table:number-rows-spanned="2" office:value-type="string">
              <text:p text:style-name="Cheatsheet_20_table_20_function_20_desc"/>
              <text:p text:style-name="Cheatsheet_20_table_20_function_20_desc">Returns a substring of String, starting at the position Start to the end of the string, or to and including the Stop position.</text:p>
            </table:table-cell>
          </table:table-row>
          <table:table-row>
            <table:table-cell table:style-name="Table15.A2" office:value-type="string">
              <text:p text:style-name="Cheatsheet_20_table_20_function_20_signature">sub_string(String, Start, Stop) -&gt; SubString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_float(String) -&gt; {Float,Rest} | {error,Reason}</text:p>
            </table:table-cell>
            <table:table-cell table:style-name="Table15.B2" office:value-type="string">
              <text:p text:style-name="Cheatsheet_20_table_20_function_20_desc">Convert string to float. Remaining characters in the string after the float are returned in Rest.</text:p>
            </table:table-cell>
          </table:table-row>
          <table:table-row>
            <table:table-cell table:style-name="Table15.A2" office:value-type="string">
              <text:p text:style-name="Cheatsheet_20_table_20_function_20_signature">to_integer(String) -&gt; {Int,Rest} | {error,Reason}</text:p>
            </table:table-cell>
            <table:table-cell table:style-name="Table15.B2" office:value-type="string">
              <text:p text:style-name="Cheatsheet_20_table_20_function_20_desc">Convert string to integer. Remaining characters in the string after the integer are returned in Rest.</text:p>
            </table:table-cell>
          </table:table-row>
          <table:table-row>
            <table:table-cell table:style-name="Table15.A2" office:value-type="string">
              <text:p text:style-name="Cheatsheet_20_table_20_function_20_signature">to_lower(String) -&gt; Result </text:p>
            </table:table-cell>
            <table:table-cell table:style-name="Table15.B4" table:number-rows-spanned="4" office:value-type="string">
              <text:p text:style-name="Cheatsheet_20_table_20_function_20_desc">Convert case.</text:p>
            </table:table-cell>
          </table:table-row>
          <table:table-row>
            <table:table-cell table:style-name="Table15.A2" office:value-type="string">
              <text:p text:style-name="Cheatsheet_20_table_20_function_20_signature">to_lower(Char) -&gt; CharResult 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_upper(String) -&gt; Result </text:p>
            </table:table-cell>
            <table:covered-table-cell/>
          </table:table-row>
          <table:table-row>
            <table:table-cell table:style-name="Table15.A2" office:value-type="string">
              <text:p text:style-name="Cheatsheet_20_table_20_function_20_signature">to_upper(Char) -&gt; CharResult</text:p>
            </table:table-cell>
            <table:covered-table-cell/>
          </table:table-row>
        </table:table>
        <text:p text:style-name="P1"/>
        <text:p text:style-name="P1"/>
        <text:p text:style-name="Cheatsheet_20_section">Modules</text:p>
        <text:p text:style-name="P1"/>
        <text:p text:style-name="Cheatsheet_20_code_20_section">-module(Name).</text:p>
        <text:p text:style-name="Cheatsheet_20_code_20_section">-vsn(Version). <text:s text:c="12"/><text:span text:style-name="T12">%</text:span> define module version, MD5 checksum by default.</text:p>
        <text:p text:style-name="Cheatsheet_20_code_20_section">-export([fun/arity, ..]).</text:p>
        <text:p text:style-name="Cheatsheet_20_code_20_section">-compile(export_all)</text:p>
        <text:p text:style-name="P1"/>
        <text:p text:style-name="P3">or</text:p>
        <text:p text:style-name="P3"/>
        <text:p text:style-name="P3"><text:span text:style-name="Cheatsheet_20_atom">c(Module,[export_all]).</text:span></text:p>
        <text:p text:style-name="P1"/>
        <text:p text:style-name="P1"><text:span text:style-name="Cheatsheet_20_atom">$ erlc module.erl</text:span></text:p>
        <text:p text:style-name="P1"/>
        <text:p text:style-name="P1"><text:span text:style-name="Cheatsheet_20_atom">-include("File.hrl").</text:span></text:p>
        <text:p text:style-name="P1"/>
        <text:p text:style-name="P1">To add another include directory: <text:span text:style-name="Cheatsheet_20_atom">c(Module, [{i, Dir}]).</text:span></text:p>
        <text:p text:style-name="P1"/>
        <text:p text:style-name="P1"><text:span text:style-name="Cheatsheet_20_atom">Module:Function(Arg1, .., ArgnN)</text:span> - function call</text:p>
        <text:p text:style-name="P1"><text:span text:style-name="Cheatsheet_20_atom">-import(Module, [f/Arity]).</text:span> - import function, so that doesn't need Module prefix.</text:p>
        <text:p text:style-name="P1"/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Cheatsheet_20_table_20_function_20_signature">code:get_path()</text:p>
            </table:table-cell>
            <table:table-cell table:style-name="Table18.B1" office:value-type="string">
              <text:p text:style-name="Cheatsheet_20_table_20_function_20_desc">get code search path</text:p>
            </table:table-cell>
          </table:table-row>
          <table:table-row>
            <table:table-cell table:style-name="Table18.A2" office:value-type="string">
              <text:p text:style-name="Cheatsheet_20_table_20_function_20_signature">code:add_patha(Path)</text:p>
            </table:table-cell>
            <table:table-cell table:style-name="Table18.B2" office:value-type="string">
              <text:p text:style-name="Cheatsheet_20_table_20_function_20_desc">add new path to the beginning of the list</text:p>
            </table:table-cell>
          </table:table-row>
          <table:table-row>
            <table:table-cell table:style-name="Table18.A2" office:value-type="string">
              <text:p text:style-name="Cheatsheet_20_table_20_function_20_signature">code:add_pathz(Path)</text:p>
            </table:table-cell>
            <table:table-cell table:style-name="Table18.B2" office:value-type="string">
              <text:p text:style-name="Cheatsheet_20_table_20_function_20_desc">add new path to the end of the list</text:p>
            </table:table-cell>
          </table:table-row>
        </table:table>
        <text:p text:style-name="P1"><text:soft-page-break/>Add path when starting shell:</text:p>
        <text:p text:style-name="P1"><text:span text:style-name="Cheatsheet_20_atom">erl -pa Path</text:span></text:p>
        <text:p text:style-name="P1"><text:span text:style-name="Cheatsheet_20_atom">erl -pz Path</text:span></text:p>
        <text:p text:style-name="P2"/>
        <text:p text:style-name="Cheatsheet_20_section">Block expressions</text:p>
        <text:p text:style-name="P2"/>
        <text:p text:style-name="P13">begin</text:p>
        <text:p text:style-name="P13"><text:tab/>Expr1,</text:p>
        <text:p text:style-name="P13"><text:s text:c="10"/>...</text:p>
        <text:p text:style-name="P13"><text:tab/>ExprN</text:p>
        <text:p text:style-name="P13">end</text:p>
        <text:p text:style-name="P2"/>
        <text:p text:style-name="Cheatsheet_20_section">Conditionals</text:p>
        <text:p text:style-name="P1"/>
        <text:p text:style-name="Cheatsheet_20_code_20_section">case cond-expr of</text:p>
        <text:p text:style-name="Cheatsheet_20_code_20_section"><text:s text:c="4"/>Pattern1 -&gt; expr1, expr2, .. ;</text:p>
        <text:p text:style-name="Cheatsheet_20_code_20_section"><text:s text:c="4"/>Pattern2 -&gt; expr1, expr2, .. ;</text:p>
        <text:p text:style-name="Cheatsheet_20_code_20_section"><text:s text:c="4"/>... ;</text:p>
        <text:p text:style-name="Cheatsheet_20_code_20_section"><text:s text:c="4"/>Patternn -&gt; expr1, expr2, ..</text:p>
        <text:p text:style-name="Cheatsheet_20_code_20_section">end</text:p>
        <text:p text:style-name="P1"/>
        <text:p text:style-name="Cheatsheet_20_code_20_section">if</text:p>
        <text:p text:style-name="Cheatsheet_20_code_20_section"><text:s text:c="4"/>Guard1 -&gt; expr11, expr12, .. ;</text:p>
        <text:p text:style-name="Cheatsheet_20_code_20_section"><text:s text:c="4"/>Guard2 -&gt; expr21, expr22, .. ;</text:p>
        <text:p text:style-name="Cheatsheet_20_code_20_section"><text:s text:c="4"/>.. ;</text:p>
        <text:p text:style-name="Cheatsheet_20_code_20_section"><text:s text:c="4"/>Guardn -&gt; exprn1, exprn2, .. </text:p>
        <text:p text:style-name="Cheatsheet_20_code_20_section">end</text:p>
        <text:p text:style-name="P1"/>
        <text:p text:style-name="Cheatsheet_20_section">Functions</text:p>
        <text:p text:style-name="Cheatsheet_20_section"/>
        <text:p text:style-name="P1">Module:Function(Arg1, ..) - function call</text:p>
        <text:p text:style-name="P1">apply(Module, Function, ArgList) - executes given function, returns the result</text:p>
        <text:p text:style-name="P1"/>
        <text:p text:style-name="Cheatsheet_20_code_20_section">f(arg1, .., argn) -&gt; expr0;</text:p>
        <text:p text:style-name="Cheatsheet_20_code_20_section">f(arg1, .., argn) -&gt; </text:p>
        <text:p text:style-name="Cheatsheet_20_code_20_section"><text:s text:c="4"/>expr1,</text:p>
        <text:p text:style-name="Cheatsheet_20_code_20_section"><text:s text:c="4"/>expr2,</text:p>
        <text:p text:style-name="Cheatsheet_20_code_20_section"><text:s text:c="4"/>..</text:p>
        <text:p text:style-name="Cheatsheet_20_code_20_section"><text:s text:c="4"/>exprn.</text:p>
        <text:p text:style-name="Cheatsheet_20_code_20_section"/>
        <text:p text:style-name="Cheatsheet_20_code_20_section">f(arg1, .., argn) when Guards -&gt; expr.</text:p>
        <text:p text:style-name="P1"/>
        <text:p text:style-name="P1">Guards may be separated by comma (conjunction, logical AND) or semicolon (disjunction, logical OR).</text:p>
        <text:p text:style-name="P1"/>
        <text:p text:style-name="Cheatsheet_20_section">Pattern matching</text:p>
        <text:p text:style-name="P1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Cheatsheet_20_table_20_function_20_signature">A = {square, 3}</text:p>
            </table:table-cell>
            <table:table-cell table:style-name="Table6.B1" office:value-type="string">
              <text:p text:style-name="Cheatsheet_20_table_20_function_20_desc">Binds tuple to A.</text:p>
            </table:table-cell>
          </table:table-row>
          <table:table-row>
            <table:table-cell table:style-name="Table6.A2" office:value-type="string">
              <text:p text:style-name="Cheatsheet_20_table_20_function_20_signature">{square, 3} = A</text:p>
            </table:table-cell>
            <table:table-cell table:style-name="Table6.B2" office:value-type="string">
              <text:p text:style-name="Cheatsheet_20_table_20_function_20_desc">True.</text:p>
            </table:table-cell>
          </table:table-row>
          <table:table-row>
            <table:table-cell table:style-name="Table6.A2" office:value-type="string">
              <text:p text:style-name="Cheatsheet_20_table_20_function_20_signature">{square, 0} = A</text:p>
            </table:table-cell>
            <table:table-cell table:style-name="Table6.B2" office:value-type="string">
              <text:p text:style-name="Cheatsheet_20_table_20_function_20_desc">Error. 0 doesn't match 2<text:span text:style-name="T3">nd</text:span> argument of right hand side tuple.</text:p>
            </table:table-cell>
          </table:table-row>
          <table:table-row>
            <table:table-cell table:style-name="Table6.A2" office:value-type="string">
              <text:p text:style-name="Cheatsheet_20_table_20_function_20_signature">{square, W} = A</text:p>
            </table:table-cell>
            <table:table-cell table:style-name="Table6.B2" office:value-type="string">
              <text:p text:style-name="Cheatsheet_20_table_20_function_20_desc">ok. 1<text:span text:style-name="T3">st</text:span> argument matches. W is unbound, so binds 3 to W.</text:p>
            </table:table-cell>
          </table:table-row>
          <table:table-row>
            <table:table-cell table:style-name="Table6.A2" office:value-type="string">
              <text:p text:style-name="Cheatsheet_20_table_20_function_20_signature">B = {rect, 5, 5}</text:p>
            </table:table-cell>
            <table:table-cell table:style-name="Table6.B2" office:value-type="string">
              <text:p text:style-name="Cheatsheet_20_table_20_function_20_desc">ok. Binds tuple to B.</text:p>
            </table:table-cell>
          </table:table-row>
          <table:table-row>
            <table:table-cell table:style-name="Table6.A2" office:value-type="string">
              <text:p text:style-name="Cheatsheet_20_table_20_function_20_signature">{rect, X, X} = B</text:p>
            </table:table-cell>
            <table:table-cell table:style-name="Table6.B2" office:value-type="string">
              <text:p text:style-name="Cheatsheet_20_table_20_function_20_desc">ok. 1<text:span text:style-name="T3">st</text:span> argument matches. X is unbound, so binds 5 to X. 3<text:span text:style-name="T3">rd</text:span> argument is already bound, so it is compared with 3<text:span text:style-name="T3">rd</text:span> argument of the right hand side tuple (true).</text:p>
            </table:table-cell>
          </table:table-row>
          <table:table-row>
            <table:table-cell table:style-name="Table6.A2" office:value-type="string">
              <text:p text:style-name="Cheatsheet_20_table_20_function_20_signature">C = {3, 4}</text:p>
            </table:table-cell>
            <table:table-cell table:style-name="Table6.B2" office:value-type="string">
              <text:p text:style-name="Cheatsheet_20_table_20_function_20_desc">Binds tuple to C.</text:p>
            </table:table-cell>
          </table:table-row>
          <table:table-row>
            <table:table-cell table:style-name="Table6.A2" office:value-type="string">
              <text:p text:style-name="Cheatsheet_20_table_20_function_20_signature">{Y, Y} = C</text:p>
            </table:table-cell>
            <table:table-cell table:style-name="Table6.B2" office:value-type="string">
              <text:p text:style-name="Cheatsheet_20_table_20_function_20_desc">Error. Y is unbound, so binds 3 to Y. 2<text:span text:style-name="T3">nd</text:span> argument is already bound but doesn't match 2<text:span text:style-name="T3">nd</text:span> argument of right hand side tuple.</text:p>
            </table:table-cell>
          </table:table-row>
          <table:table-row>
            <table:table-cell table:style-name="Table6.A2" office:value-type="string">
              <text:p text:style-name="Cheatsheet_20_table_20_function_20_signature">[H | T] = [1,2,3]</text:p>
            </table:table-cell>
            <table:table-cell table:style-name="Table6.B2" office:value-type="string">
              <text:p text:style-name="Cheatsheet_20_table_20_function_20_desc">Binds head to H and tail to T (H is 1, T is [2, 3]).</text:p>
            </table:table-cell>
          </table:table-row>
        </table:table>
        <text:p text:style-name="P1"/>
        <text:p text:style-name="P1"/>
        <text:p text:style-name="Cheatsheet_20_code_20_section">f("prefix" ++ Str) -&gt; ...</text:p>
        <text:p text:style-name="P1"/>
        <text:p text:style-name="P1"/>
        <text:p text:style-name="Cheatsheet_20_code_20_section">member(_, []) <text:s text:c="2"/>-&gt; false;</text:p>
        <text:p text:style-name="Cheatsheet_20_code_20_section">member(H, [H | _] -&gt; true;</text:p>
        <text:p text:style-name="Cheatsheet_20_code_20_section">member(H, [_ | T] -&gt; member(H, T).</text:p>
        <text:p text:style-name="P1"/>
        <text:p text:style-name="P4">Binary data</text:p>
        <text:p text:style-name="P4"/>
        <text:p text:style-name="P5">To create or pattern-match:</text:p>
        <text:p text:style-name="Cheatsheet_20_code_20_section">Bin = &lt;&lt;E1, E2, .., En&gt;&gt;</text:p>
        <text:p text:style-name="Cheatsheet_20_onliner_20_code">&lt;&lt;E1, E2, .., En&gt;&gt; = Bin</text:p>
        <text:p text:style-name="P5"/>
        <text:p text:style-name="P5">where each expression is <text:span text:style-name="Cheatsheet_20_atom">Expr:Size/Type</text:span>. Size and type are optional. Size is specified in bits. Type is a list of type specifiers, separated by hyphens:</text:p>
        <text:p text:style-name="P5"/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1">type</text:p>
            </table:table-cell>
            <table:table-cell table:style-name="Table10.B1" office:value-type="string">
              <text:p text:style-name="P11">integer, float, binary, byte, bits, bitstring</text:p>
            </table:table-cell>
          </table:table-row>
          <table:table-row>
            <table:table-cell table:style-name="Table10.A2" office:value-type="string">
              <text:p text:style-name="P11">sign</text:p>
            </table:table-cell>
            <table:table-cell table:style-name="Table10.B2" office:value-type="string">
              <text:p text:style-name="P11">signed, unsigned (the default). 1<text:span text:style-name="T3">st</text:span> bit determined the sign.</text:p>
            </table:table-cell>
          </table:table-row>
          <table:table-row>
            <table:table-cell table:style-name="Table10.A2" office:value-type="string">
              <text:p text:style-name="P11">endianess</text:p>
            </table:table-cell>
            <table:table-cell table:style-name="Table10.B2" office:value-type="string">
              <text:p text:style-name="P11">big (default), little, native</text:p>
            </table:table-cell>
          </table:table-row>
          <table:table-row>
            <table:table-cell table:style-name="Table10.A2" office:value-type="string">
              <text:p text:style-name="P11">unit:val</text:p>
            </table:table-cell>
            <table:table-cell table:style-name="Table10.B2" office:value-type="string">
              <text:p text:style-name="P11">define number of bits used by the entry as val*Size</text:p>
            </table:table-cell>
          </table:table-row>
        </table:table>
        <text:p text:style-name="P5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Cheatsheet_20_table_20_function_20_signature">Bin = &lt;&lt;16:8, 1:8, 0:3&gt;&gt;</text:p>
            </table:table-cell>
            <table:table-cell table:style-name="Table11.A1" office:value-type="string">
              <text:p text:style-name="Cheatsheet_20_table_20_function_20_signature">% Bin is a list of three integers, encoded on 8/8/3 bits respectively.</text:p>
            </table:table-cell>
          </table:table-row>
          <table:table-row>
            <table:table-cell table:style-name="Table11.A1" office:value-type="string">
              <text:p text:style-name="Cheatsheet_20_table_20_function_20_signature">&lt;&lt;Q:1/integer-unit:8, W:1/integer-unit:8, Rest/bitstring&gt;&gt; = Bin</text:p>
            </table:table-cell>
            <table:table-cell table:style-name="Table11.A1" office:value-type="string">
              <text:p text:style-name="Cheatsheet_20_table_20_function_20_signature">% Bind integers of 8*1 bits to Q and W, capture remainder in Rest.</text:p>
            </table:table-cell>
          </table:table-row>
          <table:table-row>
            <table:table-cell table:style-name="Table11.A1" office:value-type="string">
              <text:p text:style-name="Cheatsheet_20_table_20_function_20_signature">&lt;&lt;X:8/bitstring,Y:1/bitstring, Rest2/bitstring&gt;&gt; = Bin</text:p>
            </table:table-cell>
            <table:table-cell table:style-name="Table11.A1" office:value-type="string">
              <text:p text:style-name="Cheatsheet_20_table_20_function_20_signature">% Bind 8 bit values to Q and W, capture remainder in Rest.</text:p>
            </table:table-cell>
          </table:table-row>
        </table:table>
        <text:p text:style-name="P4"/>
        <text:p text:style-name="P12"/>
        <text:p text:style-name="P1"/>
        <text:p text:style-name="Cheatsheet_20_section">Tail Recursion</text:p>
        <text:p text:style-name="P1"/>
        <text:p text:style-name="Cheatsheet_20_code_20_section">sum(List) -&gt; sum_acc(List, 0).</text:p>
        <text:p text:style-name="Cheatsheet_20_code_20_section">sum_acc([], Sum) -&gt; Sum;</text:p>
        <text:p text:style-name="Cheatsheet_20_code_20_section">sum_acc([Head|Tail], Sum) -&gt; sum_acc(Tail, Head+Sum).</text:p>
        <text:p text:style-name="P1"/>
        <text:p text:style-name="Cheatsheet_20_section">Exception Handling</text:p>
        <text:p text:style-name="P1"/>
        <text:p text:style-name="P1">Using try .. catch:</text:p>
        <text:p text:style-name="P1"/>
        <text:p text:style-name="Cheatsheet_20_code_20_section">try Exprs of</text:p>
        <text:p text:style-name="Cheatsheet_20_code_20_section"><text:s text:c="4"/>Pattern1 [when Guard1] -&gt;</text:p>
        <text:p text:style-name="Cheatsheet_20_code_20_section"><text:s text:c="12"/>ExprBody1;</text:p>
        <text:p text:style-name="Cheatsheet_20_code_20_section"><text:s text:c="4"/>Pattern2 [when Guard2] -&gt;</text:p>
        <text:p text:style-name="Cheatsheet_20_code_20_section"><text:s text:c="12"/>ExprBody2</text:p>
        <text:p text:style-name="Cheatsheet_20_code_20_section">catch</text:p>
        <text:p text:style-name="Cheatsheet_20_code_20_section"><text:s text:c="4"/>[Class1:]ExceptionPattern1</text:p>
        <text:p text:style-name="Cheatsheet_20_code_20_section"><text:s text:c="8"/>[when ExceptionGuardSeq1] -&gt;</text:p>
        <text:p text:style-name="Cheatsheet_20_code_20_section"><text:soft-page-break/><text:s text:c="12"/>ExceptionBody1;</text:p>
        <text:p text:style-name="Cheatsheet_20_code_20_section"><text:s text:c="4"/>[ClassN:]ExceptionPatternN</text:p>
        <text:p text:style-name="Cheatsheet_20_code_20_section"><text:s text:c="8"/>[when ExceptionGuardSeqN] -&gt;</text:p>
        <text:p text:style-name="Cheatsheet_20_code_20_section"><text:s text:c="12"/>ExceptionBodyN</text:p>
        <text:p text:style-name="Cheatsheet_20_code_20_section">end</text:p>
        <text:p text:style-name="P1"/>
        <text:p text:style-name="P1">Error classes are:</text:p>
        <text:p text:style-name="P1">error - runtime_errors: if_clause, badmatch, badarg, undef, badarith.</text:p>
        <text:p text:style-name="P1">throw - generated by explicit call to throw, e.g. throw({'EXIT', ..})</text:p>
        <text:p text:style-name="P1">exit - raised by calling exit/1.</text:p>
        <text:p text:style-name="P1"/>
        <text:p text:style-name="P1"><text:span text:style-name="Cheatsheet_20_atom">erlang:get_stacktrace() </text:span>returns stacktrace of the latest thrown exception.</text:p>
        <text:p text:style-name="P1"/>
        <text:p text:style-name="P1">Using primitive catch:</text:p>
        <text:p text:style-name="Cheatsheet_20_onliner_20_code">catch expression</text:p>
        <text:p text:style-name="P1">If expression evaluates correctly, returns the value of the expressions; returns the tuple {'Exit', Error} if a tuntime error occurs.</text:p>
        <text:p text:style-name="P1"/>
        <text:p text:style-name="P1">Raising exceptions:</text:p>
        <text:p text:style-name="Cheatsheet_20_code_20_section">throw(SomeTerm) </text:p>
        <text:p text:style-name="Cheatsheet_20_code_20_section">exit(Reason) </text:p>
        <text:p text:style-name="Cheatsheet_20_code_20_section">erlang:error(Reason) </text:p>
        <text:p text:style-name="Cheatsheet_20_code_20_section">erlang:raise(Class, Reason, Stacktrace) <text:span text:style-name="T9">%</text:span> rethrow exception after catching it</text:p>
        <text:p text:style-name="P1"/>
        <text:p text:style-name="Cheatsheet_20_section">Lists, Tuples</text:p>
        <text:p text:style-name="P1"/>
        <text:p text:style-name="P1">hd/1 - returns head</text:p>
        <text:p text:style-name="P1">tl/1 - returns tail</text:p>
        <text:p text:style-name="P1">length/1 - length of the list</text:p>
        <text:p text:style-name="P1">tuple_size/1 - number of elements of a tuple</text:p>
        <text:p text:style-name="P1">element/1 - returns nth element of a tuple</text:p>
        <text:p text:style-name="P1">setelement/3 - replaces an element in a tuple, returns new tuple, e.g. setelement(2, MyTuple, monday).</text:p>
        <text:p text:style-name="P1"/>
        <text:p text:style-name="P1">Expr1 ++ Expr2 <text:s text:c="2"/>list concatenation operator</text:p>
        <text:p text:style-name="P1">Expr1 – Expr2 <text:s/>list subtraction operator </text:p>
        <text:p text:style-name="P1"/>
        <text:p text:style-name="Cheatsheet_20_section">Type Tests and Conversion</text:p>
        <text:p text:style-name="P1"/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Cheatsheet_20_table_20_function_20_signature"><text:span text:style-name="Cheatsheet_20_atom">is_binary </text:span></text:p>
            </table:table-cell>
            <table:table-cell table:style-name="Table17.B1" table:number-rows-spanned="4" office:value-type="string">
              <text:p text:style-name="Cheatsheet_20_table_20_function_20_desc"><text:span text:style-name="Cheatsheet_20_atom"><text:span text:style-name="T6">t</text:span></text:span><text:span text:style-name="Cheatsheet_20_atom"><text:span text:style-name="T5">ype checks</text:span></text:span></text:p>
            </table:table-cell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is_atom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is_boolean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is_tuple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atom_to_list/1</text:span></text:p>
            </table:table-cell>
            <table:table-cell table:style-name="Table17.B5" table:number-rows-spanned="3" office:value-type="string">
              <text:p text:style-name="Cheatsheet_20_table_20_function_20_desc">convert atoms to strings and back</text:p>
            </table:table-cell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list_to_atom/1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<text:span text:style-name="Cheatsheet_20_atom">list_to_existing_atom/1</text:span>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list_to_tuple/1</text:p>
            </table:table-cell>
            <table:table-cell table:style-name="Table17.B5" table:number-rows-spanned="2" office:value-type="string">
              <text:p text:style-name="Cheatsheet_20_table_20_function_20_desc">convert between the two data types</text:p>
            </table:table-cell>
          </table:table-row>
          <table:table-row>
            <table:table-cell table:style-name="Table17.A2" office:value-type="string">
              <text:p text:style-name="Cheatsheet_20_table_20_function_20_signature">tuple_to_list/1</text:p>
            </table:table-cell>
            <table:covered-table-cell/>
          </table:table-row>
          <table:table-row>
            <table:table-cell table:style-name="Table17.A2" office:value-type="string">
              <text:p text:style-name="Cheatsheet_20_table_20_function_20_signature">float/1</text:p>
            </table:table-cell>
            <table:table-cell table:style-name="Table17.B5" office:value-type="string">
              <text:p text:style-name="Cheatsheet_20_table_20_function_20_desc">create a float from integer</text:p>
            </table:table-cell>
          </table:table-row>
          <table:table-row>
            <table:table-cell table:style-name="Table17.A2" office:value-type="string">
              <text:p text:style-name="Cheatsheet_20_table_20_function_20_signature">list_to_float/1</text:p>
            </table:table-cell>
            <table:table-cell table:style-name="Table17.B5" office:value-type="string">
              <text:p text:style-name="Cheatsheet_20_table_20_function_20_desc">create float from string</text:p>
            </table:table-cell>
          </table:table-row>
          <table:table-row>
            <table:table-cell table:style-name="Table17.A2" office:value-type="string">
              <text:p text:style-name="Cheatsheet_20_table_20_function_20_signature">float_to_list/1</text:p>
              <text:p text:style-name="P14">integer_to_list/1</text:p>
              <text:p text:style-name="Cheatsheet_20_table_20_function_20_signature">list_to_integer/1</text:p>
              <text:p text:style-name="P15">list_to_float/1</text:p>
            </table:table-cell>
            <table:table-cell table:style-name="Table17.B5" office:value-type="string">
              <text:p text:style-name="Cheatsheet_20_table_20_function_20_desc">convert float or integer to string <text:span text:style-name="T11">and back</text:span></text:p>
            </table:table-cell>
          </table:table-row>
          <table:table-row>
            <table:table-cell table:style-name="Table17.A2" office:value-type="string">
              <text:p text:style-name="Cheatsheet_20_table_20_function_20_signature">trunc/1</text:p>
            </table:table-cell>
            <table:table-cell table:style-name="Table17.B5" table:number-rows-spanned="2" office:value-type="string">
              <text:p text:style-name="P16">round / truncate, return integer</text:p>
            </table:table-cell>
          </table:table-row>
          <table:table-row>
            <table:table-cell table:style-name="Table17.A2" office:value-type="string">
              <text:p text:style-name="Cheatsheet_20_table_20_function_20_signature"><text:span text:style-name="T10">r</text:span>ound/1</text:p>
            </table:table-cell>
            <table:covered-table-cell/>
          </table:table-row>
        </table:table>
        <text:p text:style-name="P1"/>
        <text:p text:style-name="Cheatsheet_20_section">Creating Processes</text:p>
        <text:p text:style-name="P1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Cheatsheet_20_table_20_function_20_signature">spawn(Module, Function, ArgsList) -&gt; Pid</text:p>
            </table:table-cell>
            <table:table-cell table:style-name="Table7.B1" office:value-type="string">
              <text:p text:style-name="Cheatsheet_20_table_20_function_20_desc">Creates new process by application of named function.</text:p>
            </table:table-cell>
          </table:table-row>
          <table:table-row>
            <table:table-cell table:style-name="Table7.A2" office:value-type="string">
              <text:p text:style-name="Cheatsheet_20_table_20_function_20_signature">spawn(Fun) -&gt; Pid</text:p>
            </table:table-cell>
            <table:table-cell table:style-name="Table7.B2" office:value-type="string">
              <text:p text:style-name="Cheatsheet_20_table_20_function_20_desc">Creates new process by application of Fun.</text:p>
            </table:table-cell>
          </table:table-row>
          <table:table-row>
            <table:table-cell table:style-name="Table7.A2" office:value-type="string">
              <text:p text:style-name="Cheatsheet_20_table_20_function_20_signature">self()-&gt; Pid</text:p>
              <text:p text:style-name="Cheatsheet_20_table_20_function_20_signature"/>
            </table:table-cell>
            <table:table-cell table:style-name="Table7.B2" office:value-type="string">
              <text:p text:style-name="Cheatsheet_20_table_20_function_20_desc">Returns the pid of the calling process.</text:p>
            </table:table-cell>
          </table:table-row>
          <table:table-row table:style-name="Table7.4">
            <table:table-cell table:style-name="Table7.A2" office:value-type="string">
              <text:p text:style-name="Cheatsheet_20_table_20_function_20_signature">register(Alias, Pid) </text:p>
            </table:table-cell>
            <table:table-cell table:style-name="Table7.B2" office:value-type="string">
              <text:p text:style-name="Cheatsheet_20_table_20_function_20_desc">Give process an alias which is available for all other processes.</text:p>
              <text:p text:style-name="Cheatsheet_20_table_20_function_20_desc"/>
            </table:table-cell>
          </table:table-row>
          <table:table-row>
            <table:table-cell table:style-name="Table7.A2" office:value-type="string">
              <text:p text:style-name="Cheatsheet_20_table_20_function_20_signature">unregister(Pid)</text:p>
            </table:table-cell>
            <table:table-cell table:style-name="Table7.B2" office:value-type="string">
              <text:p text:style-name="Cheatsheet_20_table_20_function_20_desc">Removes registered process name.</text:p>
            </table:table-cell>
          </table:table-row>
          <table:table-row>
            <table:table-cell table:style-name="Table7.A2" office:value-type="string">
              <text:p text:style-name="Cheatsheet_20_table_20_function_20_signature">registered() </text:p>
            </table:table-cell>
            <table:table-cell table:style-name="Table7.B2" office:value-type="string">
              <text:p text:style-name="Cheatsheet_20_table_20_function_20_desc">Returns list of registered aliases.</text:p>
            </table:table-cell>
          </table:table-row>
          <table:table-row>
            <table:table-cell table:style-name="Table7.A2" office:value-type="string">
              <text:p text:style-name="Cheatsheet_20_table_20_function_20_signature">whereis(Alias) </text:p>
            </table:table-cell>
            <table:table-cell table:style-name="Table7.B2" office:value-type="string">
              <text:p text:style-name="Cheatsheet_20_table_20_function_20_desc">Returns associated pid.</text:p>
            </table:table-cell>
          </table:table-row>
        </table:table>
        <text:p text:style-name="P1"/>
        <text:p text:style-name="P1"/>
        <text:p text:style-name="Cheatsheet_20_section">Error Trapping</text:p>
        <text:p text:style-name="P1"/>
        <text:p text:style-name="P1">Process is terminated if it receives nonnormal exit signal and is not trapping signals.</text:p>
        <text:p text:style-name="P1"/>
        <text:p text:style-name="P1">process_flag(trap_exit, true) - enable trapping. The caller will receive exit signals <text:span text:style-name="Cheatsheet_20_atom">{'EXIT', Pid, Reason}</text:span>.<text:span text:style-name="Cheatsheet_20_atom">kill</text:span> cannot be intercepted.</text:p>
        <text:p text:style-name="P1"/>
        <text:p text:style-name="P1">Pid = spawn_link(Module, Function, ArgsList) - spawn process and link atomically</text:p>
        <text:p text:style-name="P1">link(Pid)</text:p>
        <text:p text:style-name="P1">unlink(Pid)</text:p>
        <text:p text:style-name="P1"/>
        <text:p text:style-name="P1">exit(Reason) - will terminate and send {'EXIT', Pid, Reason}</text:p>
        <text:p text:style-name="P1">exit(Pid, Reason) - send exit signal to other process, Reason can be `normal`, `kill` or Other.</text:p>
        <text:p text:style-name="P1"/>
        <text:p text:style-name="P1">Reference = erlang:monitor(process, Pid) - create unidirectional monitor towards Pid</text:p>
        <text:p text:style-name="P1">erlang:demonitor(Reference, [flush])</text:p>
        <text:p text:style-name="P1">will receive {'DOWN',Reference,process,Pid,Reason} <text:s text:c="3"/></text:p>
        <text:p text:style-name="P1"/>
        <text:p text:style-name="P1">spawn_monitor(Module, Function, ArgsList)</text:p>
        <text:p text:style-name="P1"/>
        <text:p text:style-name="Cheatsheet_20_section">Message Passing</text:p>
        <text:p text:style-name="P1"/>
        <text:p text:style-name="Cheatsheet_20_code_20_section">Pid ! Message</text:p>
        <text:p text:style-name="Cheatsheet_20_code_20_section">Pid1 ! Pid2 ! Pid3 ! Message</text:p>
        <text:p text:style-name="P1"/>
        <text:p text:style-name="Cheatsheet_20_section">Input/Output</text:p>
        <text:p text:style-name="P1"/>
        <text:p text:style-name="P1">io:get_line(Prompt) - read line from stdin</text:p>
        <text:p text:style-name="P1">io:get_chars(Prompt, NumOfChars) - read a specified number of characters from stdin</text:p>
        <text:p text:style-name="P1">io:read(Prompt) - read Erlang term (e.g. atom) from stdin</text:p>
        <text:p text:style-name="P1">io:write(Term) - write Erlang term</text:p>
        <text:p text:style-name="P1">io:format(FormatString, ArgList) - formatted output</text:p>
        <text:p text:style-name="P1">Full control sequence is: ~F.P.PadC, where F is the field width, P is precision, Pad is the padding character, C is the control character.</text:p>
        <text:p text:style-name="P1">Control characters:</text:p>
        <text:p text:style-name="P1"><text:s text:c="4"/>~c <text:s/>an ASCII character code</text:p>
        <text:p text:style-name="P1"><text:soft-page-break/><text:s text:c="4"/>~f <text:s/>float with six decimal places</text:p>
        <text:p text:style-name="P1"><text:s text:c="4"/>~e <text:s/>float to be printed in scientific notation, six digits</text:p>
        <text:p text:style-name="P1"><text:s text:c="4"/>~w <text:s/>any term printed in standard syntax</text:p>
        <text:p text:style-name="P1"><text:s text:c="4"/>~p <text:s/>same as ~w, but in pretty printing mode</text:p>
        <text:p text:style-name="P1"><text:s text:c="4"/>~W, ~P same as above, but eliding structure at a depth of 3. Takes an extra argument in the ArgList indicating max depth</text:p>
        <text:p text:style-name="P1"><text:s text:c="4"/>~B <text:s/>print integer to base 10</text:p>
        <text:p text:style-name="P1"/>
        <text:p text:style-name="Cheatsheet_20_section">Receiving Messages</text:p>
        <text:p text:style-name="P1"/>
        <text:p text:style-name="Cheatsheet_20_code_20_section">receive</text:p>
        <text:p text:style-name="Cheatsheet_20_code_20_section"><text:s text:c="4"/>Pattern1 when Guard1 -&gt; exp11, .., exp1n;</text:p>
        <text:p text:style-name="Cheatsheet_20_code_20_section"><text:s text:c="4"/>Pattern2 when Guard2 -&gt; exp21, .., exp2n;</text:p>
        <text:p text:style-name="Cheatsheet_20_code_20_section"><text:s text:c="4"/>...</text:p>
        <text:p text:style-name="Cheatsheet_20_code_20_section"><text:s text:c="4"/>Other <text:s text:c="15"/>-&gt; expn1, .., expnn</text:p>
        <text:p text:style-name="Cheatsheet_20_code_20_section">after</text:p>
        <text:p text:style-name="Cheatsheet_20_code_20_section"><text:s text:c="4"/>Timeout -&gt; exp1, .., expn</text:p>
        <text:p text:style-name="Cheatsheet_20_code_20_section">end</text:p>
        <text:p text:style-name="P1"/>
        <text:p text:style-name="P1">The “after” clause and guards are optional. Timeout is in milliseconds or <text:span text:style-name="Cheatsheet_20_atom">infinity</text:span> atom. If using “after”, need to take care of synchronisation (flushing).</text:p>
        <text:p text:style-name="P1">The return value of the receive clause is the return value of the last evaluated expression in the body executed (expin).</text:p>
        <text:p text:style-name="P1"/>
        <text:p text:style-name="Cheatsheet_20_code_20_section">f(Pid) -&gt;</text:p>
        <text:p text:style-name="Cheatsheet_20_code_20_section"><text:s text:c="4"/>receive {Pid, {a, b}} -&gt; g(b)</text:p>
        <text:p text:style-name="Cheatsheet_20_code_20_section">end.</text:p>
        <text:p text:style-name="P1"/>
        <text:p text:style-name="Cheatsheet_20_section">Benchmarking</text:p>
        <text:p text:style-name="P1"/>
        <text:p text:style-name="P1">timer:tc(Module, Function, Arguments) - returns {Microseconds, Status} tuple.</text:p>
        <text:p text:style-name="P1"/>
        <text:p text:style-name="Cheatsheet_20_section">Records</text:p>
        <text:p text:style-name="P1"/>
        <text:p text:style-name="P1">Defining new record type:</text:p>
        <text:p text:style-name="Cheatsheet_20_compiler_20_directive">-record(name, {field1, [=default], field2 [=default], ...}).</text:p>
        <text:p text:style-name="P1"/>
        <text:p text:style-name="P1">Creating a record:</text:p>
        <text:p text:style-name="Cheatsheet_20_onliner_20_code">Var = #recordname{attr1=..., attr2=..., ...}</text:p>
        <text:p text:style-name="P1"/>
        <text:p text:style-name="Preformatted_20_Text"><text:span text:style-name="T1">undefined </text:span><text:span text:style-name="T4">atom is used if no value nor default is provided.</text:span></text:p>
        <text:p text:style-name="P1"/>
        <text:p text:style-name="P1">Access field of a record</text:p>
        <text:p text:style-name="Cheatsheet_20_onliner_20_code">RecordVar#recordname.fieldname</text:p>
        <text:p text:style-name="P1"/>
        <text:p text:style-name="P1">Applying pattern matching:</text:p>
        <text:p text:style-name="Cheatsheet_20_code_20_section">fun(#person{age=Age} = P) -&gt; P#person{age=Age+1}.</text:p>
        <text:p text:style-name="P1"/>
        <text:p text:style-name="P1">record_info(fields, recType) - return list of field names</text:p>
        <text:p text:style-name="P1">record_info(size, recType) - return the size of the record</text:p>
        <text:p text:style-name="P1">#recType.fieldName - return position of field in the record (tuple).</text:p>
        <text:p text:style-name="P1">is_record(Term, RecordTag) - return true if Term is a record tuple.</text:p>
        <text:p text:style-name="P1"/>
        <text:p text:style-name="Cheatsheet_20_section">Preprocessor directives and Macros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Cheatsheet_20_table_20_function_20_signature">-define(Name, Replacement). </text:p>
            </table:table-cell>
            <table:table-cell table:style-name="Table5.B1" office:value-type="string">
              <text:p text:style-name="Cheatsheet_20_table_20_function_20_desc">define macro</text:p>
            </table:table-cell>
          </table:table-row>
          <table:table-row>
            <table:table-cell table:style-name="Table5.A2" office:value-type="string">
              <text:p text:style-name="Cheatsheet_20_table_20_function_20_signature">-define(Name(Var1, Var2, ..., VarnN), Replacement) </text:p>
            </table:table-cell>
            <table:table-cell table:style-name="Table5.B2" office:value-type="string">
              <text:p text:style-name="Cheatsheet_20_table_20_function_20_desc">define macro with parameters. Use ??Varn to get macro's argument as a string.</text:p>
            </table:table-cell>
          </table:table-row>
          <table:table-row>
            <table:table-cell table:style-name="Table5.A2" office:value-type="string">
              <text:p text:style-name="Cheatsheet_20_table_20_function_20_signature">-undef(Name)</text:p>
            </table:table-cell>
            <table:table-cell table:style-name="Table5.B2" office:value-type="string">
              <text:p text:style-name="Cheatsheet_20_table_20_function_20_desc">remove macro</text:p>
            </table:table-cell>
          </table:table-row>
          <table:table-row>
            <table:table-cell table:style-name="Table5.A2" office:value-type="string">
              <text:p text:style-name="Cheatsheet_20_table_20_function_20_signature">-ifdef(Flag).</text:p>
            </table:table-cell>
            <table:table-cell table:style-name="Table5.B4" table:number-rows-spanned="4" office:value-type="string">
              <text:p text:style-name="Cheatsheet_20_table_20_function_20_desc">Conditional compilation</text:p>
            </table:table-cell>
          </table:table-row>
          <table:table-row>
            <table:table-cell table:style-name="Table5.A2" office:value-type="string">
              <text:p text:style-name="Cheatsheet_20_table_20_function_20_signature">-ifndef(Flag).</text:p>
            </table:table-cell>
            <table:covered-table-cell/>
          </table:table-row>
          <table:table-row>
            <table:table-cell table:style-name="Table5.A2" office:value-type="string">
              <text:p text:style-name="Cheatsheet_20_table_20_function_20_signature">-else.</text:p>
            </table:table-cell>
            <table:covered-table-cell/>
          </table:table-row>
          <table:table-row>
            <table:table-cell table:style-name="Table5.A2" office:value-type="string">
              <text:p text:style-name="Cheatsheet_20_table_20_function_20_signature">-endif.</text:p>
            </table:table-cell>
            <table:covered-table-cell/>
          </table:table-row>
          <table:table-row>
            <table:table-cell table:style-name="Table5.A2" office:value-type="string">
              <text:p text:style-name="Cheatsheet_20_table_20_function_20_signature">-include(“filename.hrl”).</text:p>
            </table:table-cell>
            <table:table-cell table:style-name="Table5.B2" office:value-type="string">
              <text:p text:style-name="Cheatsheet_20_table_20_function_20_desc">Include another (header) file.</text:p>
            </table:table-cell>
          </table:table-row>
        </table:table>
        <text:p text:style-name="P1"/>
        <text:p text:style-name="P1"><text:s text:c="2"/></text:p>
        <text:p text:style-name="P1">?Name - use macro</text:p>
        <text:p text:style-name="P1"/>
        <text:p text:style-name="P1">Predefined macros: ?MODULE, ?MODULE_STRING, ?FILE, ?LINE, ?MACHINE.</text:p>
        <text:p text:style-name="P1"/>
        <text:p text:style-name="P1">Passing flags to compiler: </text:p>
        <text:p text:style-name="P1">c(Module,[{d,debug}]). - set debug flag</text:p>
        <text:p text:style-name="P1">c(Module,[{u,debug}]). - unset debug flag.</text:p>
        <text:p text:style-name="P1"/>
        <text:p text:style-name="Cheatsheet_20_section">Sockets</text:p>
        <text:p text:style-name="P1"/>
        <text:p text:style-name="Preformatted_20_Text"><text:span text:style-name="T4">Sockets may be opened in </text:span><text:span text:style-name="Cheatsheet_20_atom">active</text:span><text:span text:style-name="T4"> or </text:span><text:span text:style-name="Cheatsheet_20_atom">passive</text:span><text:span text:style-name="T4"> mode. In </text:span><text:span text:style-name="Cheatsheet_20_atom">active</text:span><text:span text:style-name="T4"> mode regular erlang messages in the format of </text:span><text:span text:style-name="Cheatsheet_20_atom">{tcp, Socket, Packet} </text:span><text:span text:style-name="T4">or </text:span><text:span text:style-name="Cheatsheet_20_atom">{udp, Socket, IP, Port, Packet}</text:span><text:span text:style-name="T4"> will be received. In passive mode you need to call </text:span><text:span text:style-name="Cheatsheet_20_atom">recv</text:span><text:span text:style-name="T4"> functions.</text:span></text:p>
        <text:p text:style-name="P1"/>
        <text:p text:style-name="P1"><text:span text:style-name="Cheatsheet_20_atom">gen_udp </text:span>module: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Cheatsheet_20_table_20_function_20_signature">open(Port) -&gt; {ok, Socket} | {error, Reason}</text:p>
            </table:table-cell>
            <table:table-cell table:style-name="Table9.B1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send(Socket, Address, Port, Packet) -&gt; ok | {error, Reason}</text:p>
            </table:table-cell>
            <table:table-cell table:style-name="Table9.B2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recv(Socket, Length) -&gt; {ok, {Address, Port, Packet}} | {error, Reason}</text:p>
            </table:table-cell>
            <table:table-cell table:style-name="Table9.B2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recv(Socket, Length) -&gt; {ok, {Address, Port, Packet}} | {error, Reason} -&gt; {ok, {Address, Port, Packet}} | {error, Reason}</text:p>
            </table:table-cell>
            <table:table-cell table:style-name="Table9.B2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recv(Socket, Length, Timeout) -&gt; {ok, {Address, Port, Packet}} | {error, Reason}</text:p>
            </table:table-cell>
            <table:table-cell table:style-name="Table9.B2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close(Socket) -&gt; ok | {error, Reason}</text:p>
            </table:table-cell>
            <table:table-cell table:style-name="Table9.B2" office:value-type="string">
              <text:p text:style-name="Cheatsheet_20_table_20_function_20_desc"/>
            </table:table-cell>
          </table:table-row>
          <table:table-row>
            <table:table-cell table:style-name="Table9.A2" office:value-type="string">
              <text:p text:style-name="Cheatsheet_20_table_20_function_20_signature">controlling_process(Socket, Pid) -&gt; ok</text:p>
            </table:table-cell>
            <table:table-cell table:style-name="Table9.B2" office:value-type="string">
              <text:p text:style-name="Cheatsheet_20_table_20_function_20_desc">Assigns a new controlling process Pid to Socket.</text:p>
            </table:table-cell>
          </table:table-row>
        </table:table>
        <text:p text:style-name="P1"/>
        <text:p text:style-name="P1">Sender:</text:p>
        <text:p text:style-name="Cheatsheet_20_code_20_section">{ok, Socket} = gen_udp:open(1000).</text:p>
        <text:p text:style-name="Cheatsheet_20_code_20_section">gen_udp:send(Socket, {127,0,0,1}, 1500, “Hello”).</text:p>
        <text:p text:style-name="Cheatsheet_20_code_20_section">gen_udp:close(Socket).</text:p>
        <text:p text:style-name="P1"/>
        <text:p text:style-name="P1">Receiver:</text:p>
        <text:p text:style-name="P1"/>
        <text:p text:style-name="Cheatsheet_20_code_20_section"><text:s/>{ok, Socket} = gen_udp:open(1111), </text:p>
        <text:p text:style-name="Cheatsheet_20_code_20_section"><text:s text:c="4"/>receive </text:p>
        <text:p text:style-name="Cheatsheet_20_code_20_section"><text:s text:c="8"/>{udp, Socket, _, 2222, Msg} -&gt; io:format("Got: ~p~n", [Msg]) </text:p>
        <text:p text:style-name="Cheatsheet_20_code_20_section"><text:s text:c="4"/>end, </text:p>
        <text:p text:style-name="Cheatsheet_20_code_20_section"><text:s text:c="4"/>gen_udp:close(Socket).</text:p>
        <text:p text:style-name="P1"/>
        <text:p text:style-name="P1">gen_tcp modul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Cheatsheet_20_table_20_function_20_signature">connect(Address, Port, Options) -&gt; {ok, Socket} | {error, Reason}</text:p>
            </table:table-cell>
            <table:table-cell table:style-name="Table12.B1" office:value-type="string">
              <text:p text:style-name="Cheatsheet_20_table_20_function_20_desc"/>
            </table:table-cell>
          </table:table-row>
          <text:soft-page-break/>
          <table:table-row>
            <table:table-cell table:style-name="Table12.A2" office:value-type="string">
              <text:p text:style-name="Cheatsheet_20_table_20_function_20_signature">connect(Address, Port, Options, Timeout) -&gt; {ok, Socket}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listen(Port, Options) -&gt; {ok, ListenSocket}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accept(ListenSocket) -&gt; {ok, Socket}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accept(ListenSocket, Timeout) -&gt; {ok, Socket}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send(Socket, Packet) -&gt; ok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recv(Socket, Length) -&gt; {ok, Packet}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recv(Socket, Length, Timeout) -&gt; {ok, Packet}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  <table:table-row>
            <table:table-cell table:style-name="Table12.A2" office:value-type="string">
              <text:p text:style-name="Cheatsheet_20_table_20_function_20_signature">close(Socket) -&gt; ok | {error, Reason}</text:p>
            </table:table-cell>
            <table:table-cell table:style-name="Table12.B2" office:value-type="string">
              <text:p text:style-name="Cheatsheet_20_table_20_function_20_desc"/>
            </table:table-cell>
          </table:table-row>
        </table:table>
        <text:p text:style-name="P1"/>
        <text:p text:style-name="P1"/>
        <text:p text:style-name="Cheatsheet_20_section">Debugging</text:p>
        <text:p text:style-name="P1"/>
        <text:p text:style-name="P1"><text:span text:style-name="Cheatsheet_20_atom">debugger:start() </text:span>- start the debugger from erl shell</text:p>
        <text:p text:style-name="P1"><text:span text:style-name="Cheatsheet_20_atom">c(Module, [debug_info])</text:span> or <text:span text:style-name="Cheatsheet_20_atom">erlc +debug_info Module.erl</text:span> - compile for debugging</text:p>
        <text:p text:style-name="P1"/>
        <text:p text:style-name="Cheatsheet_20_section">Funs and Higher-Order Functions</text:p>
        <text:p text:style-name="P1"/>
        <text:p text:style-name="P1"><text:span text:style-name="Cheatsheet_20_atom">Name = fun(Args) -&gt; ... end.</text:span> <text:s/>- binds function to a named variable</text:p>
        <text:p text:style-name="P1"/>
        <text:p text:style-name="P1">Functions as arguments:</text:p>
        <text:p text:style-name="Cheatsheet_20_code_20_section">foreach(F, []) -&gt; ok;</text:p>
        <text:p text:style-name="Cheatsheet_20_code_20_section">foreach(F, [X|Xs]) -&gt; F(X), foreach(F, Xs).</text:p>
        <text:p text:style-name="P1"/>
        <text:p text:style-name="P1">Functions as results:</text:p>
        <text:p text:style-name="Cheatsheet_20_code_20_section">times(X) -&gt; fun(Y) -&gt; X*Y end.</text:p>
        <text:p text:style-name="P1"/>
        <text:p text:style-name="P1">Higher-Order functions in <text:span text:style-name="T2">lists</text:span> module: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Cheatsheet_20_table_20_function_20_signature">all(Pred, List)</text:p>
            </table:table-cell>
            <table:table-cell table:style-name="Table3.B1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10">any(Pred, List)</text:p>
            </table:table-cell>
            <table:table-cell table:style-name="Table3.B2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10">dropwhile(Pred, List)</text:p>
            </table:table-cell>
            <table:table-cell table:style-name="Table3.B2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10">filter(Pred, List)</text:p>
            </table:table-cell>
            <table:table-cell table:style-name="Table3.B2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10">foldl(Fun, Acc0, List) -&gt; Acc1</text:p>
            </table:table-cell>
            <table:table-cell table:style-name="Table3.B2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10">foldr(Fun, Acc0, List) -&gt; Acc1</text:p>
            </table:table-cell>
            <table:table-cell table:style-name="Table3.B2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10">map(Fun, List1) -&gt; List2</text:p>
            </table:table-cell>
            <table:table-cell table:style-name="Table3.B2" office:value-type="string">
              <text:p text:style-name="Cheatsheet_20_table_20_function_20_desc"/>
            </table:table-cell>
          </table:table-row>
          <table:table-row>
            <table:table-cell table:style-name="Table3.A2" office:value-type="string">
              <text:p text:style-name="P10">partition(Pred, List) -&gt; {Satisfying, NotSatysfying}</text:p>
            </table:table-cell>
            <table:table-cell table:style-name="Table3.B2" office:value-type="string">
              <text:p text:style-name="Cheatsheet_20_table_20_function_20_desc"/>
            </table:table-cell>
          </table:table-row>
        </table:table>
        <text:p text:style-name="P1"/>
        <text:p text:style-name="P1"/>
        <text:p text:style-name="Cheatsheet_20_section">List Comprehensions</text:p>
        <text:p text:style-name="P1"/>
        <text:p text:style-name="Cheatsheet_20_code_20_section">[ Expression || Generators, Guards, Generators, ... ]</text:p>
        <text:p text:style-name="P1"/>
        <text:p text:style-name="P1">Generators has the form <text:span text:style-name="Cheatsheet_20_atom">Pattern &lt;- List.</text:span></text:p>
        <text:p text:style-name="P1">Guards should give <text:span text:style-name="Cheatsheet_20_atom">true</text:span> or <text:span text:style-name="Cheatsheet_20_atom">false.</text:span></text:p>
        <text:p text:style-name="P1">Expression specifies what the elements of the result will look like.</text:p>
        <text:p text:style-name="P1"/>
        <text:p text:style-name="P1">Example: </text:p>
        <text:p text:style-name="Cheatsheet_20_code_20_section">[X+1 || X &lt;- [1,2,3], X rem 2 == 0]. <text:s text:c="14"/>% gives [3]</text:p>
        <text:p text:style-name="Cheatsheet_20_code_20_section">A=[{X,Y} || X &lt;- [2,3,4], Y &lt;- [1, 2, 3], X /= Y]. % gives [{2,1},{2,3},{3,1},{3,2},{4,1},{4,2},{4,3}]</text:p>
        <text:p text:style-name="P1"/>
        <text:p text:style-name="Cheatsheet_20_section">Process dictionary</text:p>
        <text:p text:style-name="P7"/>
        <text:p text:style-name="P7">Please note that using process dictionary is highly discouraged.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Cheatsheet_20_table_20_function_20_signature">put(Key, Val) -&gt; OldVal | undefined</text:p>
            </table:table-cell>
            <table:table-cell table:style-name="Table13.B1" office:value-type="string">
              <text:p text:style-name="Cheatsheet_20_table_20_function_20_desc">Adds new key-value pair to the process dictionary. Replaces and returns old value (if existed).</text:p>
            </table:table-cell>
          </table:table-row>
          <table:table-row>
            <table:table-cell table:style-name="Table13.A2" office:value-type="string">
              <text:p text:style-name="Cheatsheet_20_table_20_function_20_signature">get(Key) -&gt; Val | undefined</text:p>
            </table:table-cell>
            <table:table-cell table:style-name="Table13.B2" office:value-type="string">
              <text:p text:style-name="Cheatsheet_20_table_20_function_20_desc">Returns the value Valassociated with Key or undefined.</text:p>
            </table:table-cell>
          </table:table-row>
          <table:table-row>
            <table:table-cell table:style-name="Table13.A2" office:value-type="string">
              <text:p text:style-name="Cheatsheet_20_table_20_function_20_signature">get() -&gt; [{Key, Val}]</text:p>
            </table:table-cell>
            <table:table-cell table:style-name="Table13.B2" office:value-type="string">
              <text:p text:style-name="Cheatsheet_20_table_20_function_20_desc">Returns the process dictionary as a list of {Key, Val} tuples.</text:p>
            </table:table-cell>
          </table:table-row>
          <table:table-row>
            <table:table-cell table:style-name="Table13.A2" office:value-type="string">
              <text:p text:style-name="Cheatsheet_20_table_20_function_20_signature">get_keys(Val) -&gt; [Key]</text:p>
            </table:table-cell>
            <table:table-cell table:style-name="Table13.B2" office:value-type="string">
              <text:p text:style-name="Cheatsheet_20_table_20_function_20_desc">Returns a list of keys which are associated with the value Val.</text:p>
            </table:table-cell>
          </table:table-row>
          <table:table-row>
            <table:table-cell table:style-name="Table13.A2" office:value-type="string">
              <text:p text:style-name="Cheatsheet_20_table_20_function_20_signature">erase() -&gt; [{Key, Val}]</text:p>
            </table:table-cell>
            <table:table-cell table:style-name="Table13.B2" office:value-type="string">
              <text:p text:style-name="Cheatsheet_20_table_20_function_20_desc">Returns the process dictionary and deletes it.</text:p>
            </table:table-cell>
          </table:table-row>
          <table:table-row>
            <table:table-cell table:style-name="Table13.A2" office:value-type="string">
              <text:p text:style-name="Cheatsheet_20_table_20_function_20_signature">erase(Key) -&gt; Val | undefined</text:p>
            </table:table-cell>
            <table:table-cell table:style-name="Table13.B2" office:value-type="string">
              <text:p text:style-name="Cheatsheet_20_table_20_function_20_desc">Returns the value Val associated with Key and deletes it.</text:p>
            </table:table-cell>
          </table:table-row>
        </table:table>
        <text:p text:style-name="P8"/>
        <text:p text:style-name="P1"/>
        <text:p text:style-name="Cheatsheet_20_section">ETS Tables</text:p>
        <text:p text:style-name="P1"/>
        <text:p text:style-name="P1">Erlang Term Storage is a built-in term storage that provides constant or logarithmic access time. </text:p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Cheatsheet_20_table_20_function_20_signature">set</text:p>
            </table:table-cell>
            <table:table-cell table:style-name="Table2.B1" office:value-type="string">
              <text:p text:style-name="Cheatsheet_20_table_20_function_20_desc">each key can occur only once</text:p>
            </table:table-cell>
          </table:table-row>
          <table:table-row>
            <table:table-cell table:style-name="Table2.A2" office:value-type="string">
              <text:p text:style-name="Cheatsheet_20_table_20_function_20_signature">ordered set</text:p>
            </table:table-cell>
            <table:table-cell table:style-name="Table2.B2" office:value-type="string">
              <text:p text:style-name="Cheatsheet_20_table_20_function_20_desc">same as set, elements can be traversed following the lexicographical order on the keys</text:p>
            </table:table-cell>
          </table:table-row>
          <table:table-row>
            <table:table-cell table:style-name="Table2.A2" office:value-type="string">
              <text:p text:style-name="Cheatsheet_20_table_20_function_20_signature">bag</text:p>
            </table:table-cell>
            <table:table-cell table:style-name="Table2.B2" office:value-type="string">
              <text:p text:style-name="Cheatsheet_20_table_20_function_20_desc">allows multiple entries for the same key</text:p>
            </table:table-cell>
          </table:table-row>
          <table:table-row>
            <table:table-cell table:style-name="Table2.A2" office:value-type="string">
              <text:p text:style-name="Cheatsheet_20_table_20_function_20_signature">duplicate bag</text:p>
            </table:table-cell>
            <table:table-cell table:style-name="Table2.B2" office:value-type="string">
              <text:p text:style-name="Cheatsheet_20_table_20_function_20_desc">allows duplicated elements</text:p>
            </table:table-cell>
          </table:table-row>
        </table:table>
        <text:p text:style-name="P1"/>
        <text:p text:style-name="P1">Functions in the <text:span text:style-name="T2">ets</text:span> module: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Cheatsheet_20_table_20_function_20_signature">new(Name, OptsList) -&gt; tid() | atom()</text:p>
            </table:table-cell>
            <table:table-cell table:style-name="Table4.B1" office:value-type="string">
              <text:p text:style-name="Cheatsheet_20_table_20_function_20_desc">create a new table, returns table id</text:p>
            </table:table-cell>
          </table:table-row>
          <table:table-row>
            <table:table-cell table:style-name="Table4.A2" office:value-type="string">
              <text:p text:style-name="Cheatsheet_20_table_20_function_20_signature">delete(Tab) -&gt; true</text:p>
            </table:table-cell>
            <table:table-cell table:style-name="Table4.B2" office:value-type="string">
              <text:p text:style-name="Cheatsheet_20_table_20_function_20_desc">delete table</text:p>
            </table:table-cell>
          </table:table-row>
          <table:table-row>
            <table:table-cell table:style-name="Table4.A2" office:value-type="string">
              <text:p text:style-name="Cheatsheet_20_table_20_function_20_signature">insert(Tab, ObjectOrObjects) -&gt; true</text:p>
            </table:table-cell>
            <table:table-cell table:style-name="Table4.B2" office:value-type="string">
              <text:p text:style-name="Cheatsheet_20_table_20_function_20_desc">insert elements, overwrites existing one</text:p>
            </table:table-cell>
          </table:table-row>
          <table:table-row>
            <table:table-cell table:style-name="Table4.A2" office:value-type="string">
              <text:p text:style-name="Cheatsheet_20_table_20_function_20_signature">lookup(Tab, Key) -&gt; [Object]</text:p>
            </table:table-cell>
            <table:table-cell table:style-name="Table4.B2" office:value-type="string">
              <text:p text:style-name="Cheatsheet_20_table_20_function_20_desc">return a list of all objects with the key Key</text:p>
            </table:table-cell>
          </table:table-row>
          <table:table-row>
            <table:table-cell table:style-name="Table4.A2" office:value-type="string">
              <text:p text:style-name="Cheatsheet_20_table_20_function_20_signature">first(Tab) -&gt; Key | '$end_of_table'</text:p>
            </table:table-cell>
            <table:table-cell table:style-name="Table4.B2" office:value-type="string">
              <text:p text:style-name="Cheatsheet_20_table_20_function_20_desc">return the first key or '$end_of_table'</text:p>
            </table:table-cell>
          </table:table-row>
          <table:table-row>
            <table:table-cell table:style-name="Table4.A2" office:value-type="string">
              <text:p text:style-name="Cheatsheet_20_table_20_function_20_signature">next(TabId, Key1) -&gt; Key2 | '$end_of_table'</text:p>
            </table:table-cell>
            <table:table-cell table:style-name="Table4.B2" office:value-type="string">
              <text:p text:style-name="Cheatsheet_20_table_20_function_20_desc">return the next key or '$end_of_table'</text:p>
            </table:table-cell>
          </table:table-row>
          <table:table-row>
            <table:table-cell table:style-name="Table4.A2" office:value-type="string">
              <text:p text:style-name="Cheatsheet_20_table_20_function_20_signature">last(Tab, Key)</text:p>
            </table:table-cell>
            <table:table-cell table:style-name="Table4.B2" office:value-type="string">
              <text:p text:style-name="Cheatsheet_20_table_20_function_20_desc">return the last key or '$end_of_table'</text:p>
            </table:table-cell>
          </table:table-row>
          <table:table-row>
            <table:table-cell table:style-name="Table4.A2" office:value-type="string">
              <text:p text:style-name="Cheatsheet_20_table_20_function_20_signature">safe_fixtable(Tab, true|false)</text:p>
            </table:table-cell>
            <table:table-cell table:style-name="Table4.B2" office:value-type="string">
              <text:p text:style-name="Cheatsheet_20_table_20_function_20_desc">fix the table for safe traversal</text:p>
            </table:table-cell>
          </table:table-row>
          <table:table-row>
            <table:table-cell table:style-name="Table4.A2" office:value-type="string">
              <text:p text:style-name="Cheatsheet_20_table_20_function_20_signature">match(Tab, Pattern) -&gt; [Match]</text:p>
            </table:table-cell>
            <table:table-cell table:style-name="Table4.B2" office:value-type="string">
              <text:p text:style-name="Cheatsheet_20_table_20_function_20_desc">match the objects against pattern. Pattern may contain erlang terms, '_' which matches any term and $N variables (N=0,1,..), e.g.</text:p>
              <text:p text:style-name="Cheatsheet_20_table_20_function_20_desc"><text:s text:c="4"/>ets:match(countries, {'$1', ireland, '_'}) returns [[sean],[chris]]</text:p>
            </table:table-cell>
          </table:table-row>
          <table:table-row>
            <table:table-cell table:style-name="Table4.A2" office:value-type="string">
              <text:p text:style-name="Cheatsheet_20_table_20_function_20_signature">select(Tab, MatchSpec) -&gt; [Match]</text:p>
            </table:table-cell>
            <table:table-cell table:style-name="Table4.B2" office:value-type="string">
              <text:p text:style-name="Cheatsheet_20_table_20_function_20_desc">match the objects using a MatchSpec. MatchSpec is a list of one or more tuples of arity 3. The first element is a pattern such</text:p>
              <text:p text:style-name="Cheatsheet_20_table_20_function_20_desc">as {'$1','$2','$3'}. The 2nd element should be a list of 0 or more guards tests 3rd element should be a list containing a description of the value to actually</text:p>
              <text:p text:style-name="Cheatsheet_20_table_20_function_20_desc">return.</text:p>
              <text:p text:style-name="Cheatsheet_20_table_20_function_20_desc">Example: ets:select(countries, [{{'$1','$2','$3'},[{'/=','$3',cook}],[['$2','$1']]}]) returns [[ireland,sean],[ireland,chris]].</text:p>
            </table:table-cell>
          </table:table-row>
          <text:soft-page-break/>
          <table:table-row>
            <table:table-cell table:style-name="Table4.A2" office:value-type="string">
              <text:p text:style-name="Cheatsheet_20_table_20_function_20_signature">select(Tab, MatchSpec, Limit) -&gt; {[Match], Continuation} | '$end_of_table'</text:p>
            </table:table-cell>
            <table:table-cell table:style-name="Table4.B2" office:value-type="string">
              <text:p text:style-name="Cheatsheet_20_table_20_function_20_desc">limit number of matching objects. Returns {[Match], Continuation} or '$end_of_table'. Continuation term can be used</text:p>
              <text:p text:style-name="Cheatsheet_20_table_20_function_20_desc">in subsequent call to ets:select/1.</text:p>
            </table:table-cell>
          </table:table-row>
          <table:table-row>
            <table:table-cell table:style-name="Table4.A2" office:value-type="string">
              <text:p text:style-name="Cheatsheet_20_table_20_function_20_signature">select(Continuation) -&gt; {[Match], Continuation} | '$end_of_table'</text:p>
            </table:table-cell>
            <table:table-cell table:style-name="Table4.B2" office:value-type="string">
              <text:p text:style-name="Cheatsheet_20_table_20_function_20_desc">should be used in conjunction with ets:select/3, returns {[Match], Continuation]} or '$end_of_table'.</text:p>
            </table:table-cell>
          </table:table-row>
          <table:table-row>
            <table:table-cell table:style-name="Table4.A2" office:value-type="string">
              <text:p text:style-name="Cheatsheet_20_table_20_function_20_signature">fun2ms(LiteralFun) -&gt; MatchSpec</text:p>
            </table:table-cell>
            <table:table-cell table:style-name="Table4.B2" office:value-type="string">
              <text:p text:style-name="Cheatsheet_20_table_20_function_20_desc">return match specification usable for ets:match</text:p>
              <text:p text:style-name="Cheatsheet_20_table_20_function_20_desc">Example: M = ets:fun2ms(fun({Name,Country,Job}) when Job /= cook -&gt; [Country,Name] end).</text:p>
            </table:table-cell>
          </table:table-row>
          <table:table-row>
            <table:table-cell table:style-name="Table4.A2" office:value-type="string">
              <text:p text:style-name="Cheatsheet_20_table_20_function_20_signature">tab2file(Tab, FileName) -&gt; ok | {error, Reason}</text:p>
            </table:table-cell>
            <table:table-cell table:style-name="Table4.B2" office:value-type="string">
              <text:p text:style-name="Cheatsheet_20_table_20_function_20_desc">dump a table into file</text:p>
            </table:table-cell>
          </table:table-row>
          <table:table-row>
            <table:table-cell table:style-name="Table4.A2" office:value-type="string">
              <text:p text:style-name="Cheatsheet_20_table_20_function_20_signature">file2tab(FileName) -&gt; {ok, Tab} | {error, Reason}</text:p>
            </table:table-cell>
            <table:table-cell table:style-name="Table4.B2" office:value-type="string">
              <text:p text:style-name="Cheatsheet_20_table_20_function_20_desc">read a table dump</text:p>
            </table:table-cell>
          </table:table-row>
          <table:table-row>
            <table:table-cell table:style-name="Table4.A2" office:value-type="string">
              <text:p text:style-name="Cheatsheet_20_table_20_function_20_signature">tab2list(Tab) -&gt; [Object]</text:p>
            </table:table-cell>
            <table:table-cell table:style-name="Table4.B2" office:value-type="string">
              <text:p text:style-name="Cheatsheet_20_table_20_function_20_desc">returns a list of all elements</text:p>
            </table:table-cell>
          </table:table-row>
        </table:table>
        <text:p text:style-name="P1"/>
        <text:p text:style-name="P1"/>
        <text:p text:style-name="P1">OptsList can include: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Cheatsheet_20_table_20_function_20_signature">set | ordered_set | bag | duplicate_bag</text:p>
            </table:table-cell>
            <table:table-cell table:style-name="Table14.B1" office:value-type="string">
              <text:p text:style-name="Cheatsheet_20_table_20_function_20_desc">ETS table type specifier, <text:span text:style-name="Cheatsheet_20_atom">set</text:span> by default.</text:p>
            </table:table-cell>
          </table:table-row>
          <table:table-row>
            <table:table-cell table:style-name="Table14.A2" office:value-type="string">
              <text:p text:style-name="Cheatsheet_20_table_20_function_20_signature">{keypos, Pos}</text:p>
            </table:table-cell>
            <table:table-cell table:style-name="Table14.B2" office:value-type="string">
              <text:p text:style-name="Cheatsheet_20_table_20_function_20_desc">Defined key position (by default 1st element of tuple). Use #RecordType.KeyField when creating table for records.</text:p>
            </table:table-cell>
          </table:table-row>
          <table:table-row>
            <table:table-cell table:style-name="Table14.A2" office:value-type="string">
              <text:p text:style-name="Cheatsheet_20_table_20_function_20_signature">public | protected | private </text:p>
            </table:table-cell>
            <table:table-cell table:style-name="Table14.B2" office:value-type="string">
              <text:p text:style-name="Cheatsheet_20_table_20_function_20_desc">Defines access rights. Public table is readable/writable by all processes; private is readable/writable only be the process that owns the table. Protected table is readable/writable for the owner, but other processes can only read it (the default).</text:p>
            </table:table-cell>
          </table:table-row>
          <table:table-row>
            <table:table-cell table:style-name="Table14.A2" office:value-type="string">
              <text:p text:style-name="Cheatsheet_20_table_20_function_20_signature">named_table </text:p>
            </table:table-cell>
            <table:table-cell table:style-name="Table14.B2" office:value-type="string">
              <text:p text:style-name="Cheatsheet_20_table_20_function_20_desc">Table name is statically registered and can be used to reference the table in ETS operations.</text:p>
            </table:table-cell>
          </table:table-row>
        </table:table>
        <text:p text:style-name="P1"/>
        <text:p text:style-name="P1"/>
        <text:p text:style-name="Cheatsheet_20_section">Dets Tables</text:p>
        <text:p text:style-name="P1"/>
        <text:p text:style-name="P1">Provide file-based, persistent storage. Supported table types are <text:span text:style-name="Cheatsheet_20_atom">set, bag, duplicate_bag.</text:span></text:p>
        <text:p text:style-name="P1"/>
        <text:p text:style-name="P1">dets:open_file(Name, OptsList) - opens or creates Dets a table, returns {ok, Name} or {error, Reason}.</text:p>
        <text:p text:style-name="P1">OptsList can include:</text:p>
        <text:p text:style-name="P1">{auto_save, Interval} - specifies flush interval in milliseconds or `infinity`; 3 min by default.</text:p>
        <text:p text:style-name="P1">{file, FileName} - overrides the default filename and provides path.</text:p>
        <text:p text:style-name="P1">{repair, Bool} - will trigger repair automatically if needed; if false will trigger {error, need_repair}.</text:p>
        <text:p text:style-name="P1">{type, TableType} - can be set, bag or duplicate_bag.</text:p>
        <text:p text:style-name="P1">{ram_file, Bool} - stores elements in RAM and spool them to file on dets:sync(Name) call or when closing the table.</text:p>
        <text:p text:style-name="P1"/>
        <text:p text:style-name="P1">dets:open_file(FileName) - opens an existing table, returns {ok, Reference} or {error, Reason}.</text:p>
        <text:p text:style-name="P1">dets:close(Name) - closes table, only the process that opened a table is allowed to close it.</text:p>
        <text:p text:style-name="P1"/>
        <text:p text:style-name="P1">Examples:</text:p>
        <text:p text:style-name="P1">dets:open_file(food, [{type, bag}], {file, "/tmp/food"})</text:p>
        <text:p text:style-name="P1">dets:insert(food, {italy, pizza})</text:p>
        <text:p text:style-name="P1">dets:close(food)</text:p>
        <text:p text:style-name="P1"/>
        <text:p text:style-name="P1">{ok, Ref} = dets:open_file("/tmp/food")</text:p>
        <text:p text:style-name="P1">dets:insert(Ref, {italy, pizza})</text:p>
        <text:p text:style-name="P1"/>
        <text:p text:style-name="Cheatsheet_20_section">Standard modules</text:p>
        <text:p text:style-name="P1"/>
        <text:p text:style-name="P1"/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>
            <table:table-cell table:style-name="Table8.A1" office:value-type="string">
              <text:p text:style-name="Cheatsheet_20_table_20_function_20_signature">application</text:p>
            </table:table-cell>
            <table:table-cell table:style-name="Table8.B1" office:value-type="string">
              <text:p text:style-name="Cheatsheet_20_table_20_function_20_desc">Generic OTP application functions</text:p>
            </table:table-cell>
            <table:table-cell table:style-name="Table8.A1" office:value-type="string">
              <text:p text:style-name="Cheatsheet_20_table_20_function_20_signature">gen_event</text:p>
            </table:table-cell>
            <table:table-cell table:style-name="Table8.D1" office:value-type="string">
              <text:p text:style-name="Cheatsheet_20_table_20_function_20_desc">Generic Event Handling Behaviour</text:p>
            </table:table-cell>
          </table:table-row>
          <table:table-row>
            <table:table-cell table:style-name="Table8.A2" office:value-type="string">
              <text:p text:style-name="Cheatsheet_20_table_20_function_20_signature">array</text:p>
            </table:table-cell>
            <table:table-cell table:style-name="Table8.B2" office:value-type="string">
              <text:p text:style-name="Cheatsheet_20_table_20_function_20_desc">Functional, extendible arrays</text:p>
            </table:table-cell>
            <table:table-cell table:style-name="Table8.A2" office:value-type="string">
              <text:p text:style-name="Cheatsheet_20_table_20_function_20_signature">gen_fsm</text:p>
            </table:table-cell>
            <table:table-cell table:style-name="Table8.D2" office:value-type="string">
              <text:p text:style-name="Cheatsheet_20_table_20_function_20_desc">Generic Finite State Machine Behaviour</text:p>
            </table:table-cell>
          </table:table-row>
          <table:table-row>
            <table:table-cell table:style-name="Table8.A2" office:value-type="string">
              <text:p text:style-name="Cheatsheet_20_table_20_function_20_signature">calendar</text:p>
            </table:table-cell>
            <table:table-cell table:style-name="Table8.B2" office:value-type="string">
              <text:p text:style-name="Cheatsheet_20_table_20_function_20_desc">Local <text:s/>and <text:s/>universal time, day-of-the-week, date and time conversions </text:p>
            </table:table-cell>
            <table:table-cell table:style-name="Table8.A2" office:value-type="string">
              <text:p text:style-name="Cheatsheet_20_table_20_function_20_signature">gen_server</text:p>
            </table:table-cell>
            <table:table-cell table:style-name="Table8.D2" office:value-type="string">
              <text:p text:style-name="Cheatsheet_20_table_20_function_20_desc">Generic Server Behaviour </text:p>
            </table:table-cell>
          </table:table-row>
          <table:table-row>
            <table:table-cell table:style-name="Table8.A2" office:value-type="string">
              <text:p text:style-name="Cheatsheet_20_table_20_function_20_signature">dets</text:p>
            </table:table-cell>
            <table:table-cell table:style-name="Table8.B2" office:value-type="string">
              <text:p text:style-name="Cheatsheet_20_table_20_function_20_desc">A Disk Based Term Storage</text:p>
            </table:table-cell>
            <table:table-cell table:style-name="Table8.A2" office:value-type="string">
              <text:p text:style-name="Cheatsheet_20_table_20_function_20_signature">get_tcp</text:p>
            </table:table-cell>
            <table:table-cell table:style-name="Table8.D2" office:value-type="string">
              <text:p text:style-name="Cheatsheet_20_table_20_function_20_desc">Interface to TCP/IP sockets</text:p>
            </table:table-cell>
          </table:table-row>
          <table:table-row>
            <table:table-cell table:style-name="Table8.A2" office:value-type="string">
              <text:p text:style-name="Cheatsheet_20_table_20_function_20_signature">dict</text:p>
            </table:table-cell>
            <table:table-cell table:style-name="Table8.B2" office:value-type="string">
              <text:p text:style-name="Cheatsheet_20_table_20_function_20_desc">Key-Value Dictionary</text:p>
            </table:table-cell>
            <table:table-cell table:style-name="Table8.A2" office:value-type="string">
              <text:p text:style-name="Cheatsheet_20_table_20_function_20_signature">gen_udp</text:p>
            </table:table-cell>
            <table:table-cell table:style-name="Table8.D2" office:value-type="string">
              <text:p text:style-name="Cheatsheet_20_table_20_function_20_desc">Interface to UDP sockets</text:p>
            </table:table-cell>
          </table:table-row>
          <table:table-row>
            <table:table-cell table:style-name="Table8.A2" office:value-type="string">
              <text:p text:style-name="Cheatsheet_20_table_20_function_20_signature">erlang</text:p>
            </table:table-cell>
            <table:table-cell table:style-name="Table8.B2" office:value-type="string">
              <text:p text:style-name="Cheatsheet_20_table_20_function_20_desc">The Erlang BIFs (built-in functions)</text:p>
            </table:table-cell>
            <table:table-cell table:style-name="Table8.A2" office:value-type="string">
              <text:p text:style-name="Cheatsheet_20_table_20_function_20_signature">lists</text:p>
            </table:table-cell>
            <table:table-cell table:style-name="Table8.D2" office:value-type="string">
              <text:p text:style-name="Cheatsheet_20_table_20_function_20_desc">List Processing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ets</text:p>
            </table:table-cell>
            <table:table-cell table:style-name="Table8.B2" office:value-type="string">
              <text:p text:style-name="Cheatsheet_20_table_20_function_20_desc">Built-In Term Storage</text:p>
            </table:table-cell>
            <table:table-cell table:style-name="Table8.A2" office:value-type="string">
              <text:p text:style-name="Cheatsheet_20_table_20_function_20_signature">math</text:p>
            </table:table-cell>
            <table:table-cell table:style-name="Table8.D2" office:value-type="string">
              <text:p text:style-name="Cheatsheet_20_table_20_function_20_desc">Mathematical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file</text:p>
            </table:table-cell>
            <table:table-cell table:style-name="Table8.B2" office:value-type="string">
              <text:p text:style-name="Cheatsheet_20_table_20_function_20_desc">File Interface Module</text:p>
            </table:table-cell>
            <table:table-cell table:style-name="Table8.A2" office:value-type="string">
              <text:p text:style-name="Cheatsheet_20_table_20_function_20_signature">orddict</text:p>
            </table:table-cell>
            <table:table-cell table:style-name="Table8.D2" office:value-type="string">
              <text:p text:style-name="Cheatsheet_20_table_20_function_20_desc">Key-Value Dictionary as Ordered List</text:p>
            </table:table-cell>
          </table:table-row>
          <table:table-row>
            <table:table-cell table:style-name="Table8.A2" office:value-type="string">
              <text:p text:style-name="Cheatsheet_20_table_20_function_20_signature">filename</text:p>
            </table:table-cell>
            <table:table-cell table:style-name="Table8.B2" office:value-type="string">
              <text:p text:style-name="Cheatsheet_20_table_20_function_20_desc">Filename Manipulation Functions</text:p>
            </table:table-cell>
            <table:table-cell table:style-name="Table8.A2" office:value-type="string">
              <text:p text:style-name="Cheatsheet_20_table_20_function_20_signature">queue</text:p>
            </table:table-cell>
            <table:table-cell table:style-name="Table8.D2" office:value-type="string">
              <text:p text:style-name="Cheatsheet_20_table_20_function_20_desc">Abstract Data Type for FIFO Queues</text:p>
            </table:table-cell>
          </table:table-row>
          <table:table-row>
            <table:table-cell table:style-name="Table8.A2" office:value-type="string">
              <text:p text:style-name="Cheatsheet_20_table_20_function_20_signature">ftp</text:p>
            </table:table-cell>
            <table:table-cell table:style-name="Table8.B2" office:value-type="string">
              <text:p text:style-name="Cheatsheet_20_table_20_function_20_desc">A File Transfer Protocol client </text:p>
            </table:table-cell>
            <table:table-cell table:style-name="Table8.A2" office:value-type="string">
              <text:p text:style-name="Cheatsheet_20_table_20_function_20_signature">random</text:p>
            </table:table-cell>
            <table:table-cell table:style-name="Table8.D2" office:value-type="string">
              <text:p text:style-name="Cheatsheet_20_table_20_function_20_desc">Pseudo random number generation</text:p>
            </table:table-cell>
          </table:table-row>
          <table:table-row>
            <table:table-cell table:style-name="Table8.A2" office:value-type="string">
              <text:p text:style-name="Cheatsheet_20_table_20_function_20_signature">gb_trees</text:p>
            </table:table-cell>
            <table:table-cell table:style-name="Table8.B2" office:value-type="string">
              <text:p text:style-name="Cheatsheet_20_table_20_function_20_desc">General Balanced Trees</text:p>
            </table:table-cell>
            <table:table-cell table:style-name="Table8.A2" office:value-type="string">
              <text:p text:style-name="Cheatsheet_20_table_20_function_20_signature">ssl</text:p>
            </table:table-cell>
            <table:table-cell table:style-name="Table8.D2" office:value-type="string">
              <text:p text:style-name="Cheatsheet_20_table_20_function_20_desc">Interface Functions for Secure Socket Layer</text:p>
            </table:table-cell>
          </table:table-row>
          <table:table-row>
            <table:table-cell table:style-name="Table8.A2" office:value-type="string">
              <text:p text:style-name="Cheatsheet_20_table_20_function_20_signature">gb_sets</text:p>
            </table:table-cell>
            <table:table-cell table:style-name="Table8.B2" office:value-type="string">
              <text:p text:style-name="Cheatsheet_20_table_20_function_20_desc">An Implementation of ordered sets using General Balanced Trees</text:p>
            </table:table-cell>
            <table:table-cell table:style-name="Table8.A2" office:value-type="string">
              <text:p text:style-name="Cheatsheet_20_table_20_function_20_signature">string</text:p>
            </table:table-cell>
            <table:table-cell table:style-name="Table8.D2" office:value-type="string">
              <text:p text:style-name="Cheatsheet_20_table_20_function_20_desc">String Processing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http</text:p>
            </table:table-cell>
            <table:table-cell table:style-name="Table8.B2" office:value-type="string">
              <text:p text:style-name="Cheatsheet_20_table_20_function_20_desc">An HTTP/1.1 client</text:p>
            </table:table-cell>
            <table:table-cell table:style-name="Table8.A2" office:value-type="string">
              <text:p text:style-name="Cheatsheet_20_table_20_function_20_signature">supervisor</text:p>
            </table:table-cell>
            <table:table-cell table:style-name="Table8.D2" office:value-type="string">
              <text:p text:style-name="Cheatsheet_20_table_20_function_20_desc">Generic Supervisor Behaviour</text:p>
            </table:table-cell>
          </table:table-row>
          <table:table-row>
            <table:table-cell table:style-name="Table8.A2" office:value-type="string">
              <text:p text:style-name="Cheatsheet_20_table_20_function_20_signature">httpd</text:p>
            </table:table-cell>
            <table:table-cell table:style-name="Table8.B2" office:value-type="string">
              <text:p text:style-name="Cheatsheet_20_table_20_function_20_desc">An implementation of an HTTP 1.1 compliant Web server</text:p>
            </table:table-cell>
            <table:table-cell table:style-name="Table8.A2" office:value-type="string">
              <text:p text:style-name="Cheatsheet_20_table_20_function_20_signature">timer</text:p>
            </table:table-cell>
            <table:table-cell table:style-name="Table8.D2" office:value-type="string">
              <text:p text:style-name="Cheatsheet_20_table_20_function_20_desc">Timer Functions</text:p>
            </table:table-cell>
          </table:table-row>
          <table:table-row>
            <table:table-cell table:style-name="Table8.A2" office:value-type="string">
              <text:p text:style-name="Cheatsheet_20_table_20_function_20_signature">io</text:p>
            </table:table-cell>
            <table:table-cell table:style-name="Table8.B2" office:value-type="string">
              <text:p text:style-name="Cheatsheet_20_table_20_function_20_desc">Standard IO Server Interface Functions</text:p>
            </table:table-cell>
            <table:table-cell table:style-name="Table8.A2" office:value-type="string">
              <text:p text:style-name="Cheatsheet_20_table_20_function_20_signature"/>
            </table:table-cell>
            <table:table-cell table:style-name="Table8.D2" office:value-type="string">
              <text:p text:style-name="Cheatsheet_20_table_20_function_20_desc"/>
            </table:table-cell>
          </table:table-row>
        </table:table>
        <text:p text:style-name="P1"/>
        <text:p text:style-name="Cheatsheet_20_section">Where to get help</text:p>
        <text:p text:style-name="Cheatsheet_20_section"/>
        <text:p text:style-name="P1"><text:span text:style-name="Cheatsheet_20_atom">erl -man Module</text:span> <text:s/>- display man page for erlang module</text:p>
        <text:p text:style-name="P8"><text:a xlink:type="simple" xlink:href="http://www.erlang.org/doc/reference_manual/users_guide.html">http://www.erlang.org/doc/reference_manual/users_guide.html</text:a></text:p>
        <text:p text:style-name="P8"><text:a xlink:type="simple" xlink:href="http://www.erlang.org/faq/faq.html">http://www.erlang.org/faq/faq.html</text:a></text:p>
        <text:p text:style-name="Preformatted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style:style style:name="Cheatsheet_20_section" style:display-name="Cheatsheet section" style:family="paragraph" style:parent-style-name="Preformatted_20_Text" style:class="text">
      <style:text-properties style:font-name="DejaVu Sans" fo:font-size="7pt" fo:font-weight="bold" style:font-size-asian="7pt" style:font-weight-asian="bold" style:font-size-complex="7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heatsheet_20_code_20_section" style:display-name="Cheatsheet code section" style:family="paragraph" style:parent-style-name="Preformatted_20_Text" style:class="text">
      <style:paragraph-properties fo:padding="0.049cm" fo:border-left="none" fo:border-right="none" fo:border-top="0.002cm solid #cccccc" fo:border-bottom="0.002cm solid #cccccc" style:shadow="none"/>
      <style:text-properties style:font-name="DejaVu Sans Mono"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eatsheet_20_onliner_20_code" style:display-name="Cheatsheet onliner code" style:family="paragraph" style:parent-style-name="Cheatsheet_20_code_20_section"/>
    <style:style style:name="Cheatsheet_20_compiler_20_directive" style:display-name="Cheatsheet compiler directive" style:family="paragraph" style:parent-style-name="Cheatsheet_20_code_20_section"/>
    <style:style style:name="Cheatsheet_20_table_20_function_20_signature" style:display-name="Cheatsheet table function signature" style:family="paragraph" style:parent-style-name="Preformatted_20_Text">
      <style:text-properties style:font-name="DejaVu Sans Mono" fo:font-size="6pt" style:font-name-asian="DejaVu Sans2" style:font-size-asian="6pt" style:font-name-complex="DejaVu Sans Mono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heatsheet_20_table_20_function_20_desc" style:display-name="Cheatsheet table function desc" style:family="paragraph" style:parent-style-name="Preformatted_20_Text">
      <style:text-properties style:font-name="DejaVu Sans" fo:font-size="6pt" style:font-name-asian="DejaVu Sans2" style:font-size-asian="6pt" style:font-name-complex="DejaVu Sans Mono" style:font-size-complex="6pt"/>
    </style:style>
    <style:style style:name="Cheatsheet_20_atom" style:display-name="Cheatsheet atom" style:family="text">
      <style:text-properties style:font-name="DejaVu Sans Mono" fo:font-size="7pt" style:font-name-asian="DejaVu Sans2" style:font-size-asian="7pt" style:font-name-complex="DejaVu Sans Mono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DejaVu Sans" fo:font-size="6pt" style:font-size-asian="6pt" style:font-size-complex="6pt"/>
    </style:style>
    <style:style style:name="MT2" style:family="text">
      <style:text-properties style:font-name="DejaVu Sans" fo:font-size="6pt" officeooo:rsid="0016a046" style:font-size-asian="6pt" style:font-size-complex="6pt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Erlang Quick Reference Card v1.0, 2011-</text:span><text:span text:style-name="MT2">11</text:span><text:span text:style-name="MT1">-</text:span><text:span text:style-name="MT2">13</text:span><text:span text:style-name="MT1">, </text:span><text:span text:style-name="MT2">Pawel Stolowski &lt;stolowski@gmail.com&gt;. Released under terms of Creative Commons license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4T14:28:20</dc:date>
    <meta:generator>OpenOffice.org/3.2$Linux OpenOffice.org_project/320m19$Build-9505</meta:generator>
    <meta:editing-duration>PT11H45M26S</meta:editing-duration>
    <meta:editing-cycles>331</meta:editing-cycles>
    <meta:document-statistic meta:table-count="18" meta:image-count="0" meta:object-count="0" meta:page-count="6" meta:paragraph-count="557" meta:word-count="2943" meta:character-count="19882"/>
  </office:meta>
</office:document-meta>
</file>